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95cm" fo:min-width="1.099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26cm"/>
    </style:style>
    <style:style style:name="gr3" style:family="graphic" style:parent-style-name="objectwithoutfill">
      <style:graphic-properties svg:stroke-width="0.053cm" svg:stroke-color="#00a933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948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461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896cm" fo:min-width="0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409cm" fo:min-width="0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809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00a933" draw:textarea-horizontal-align="justify" draw:textarea-vertical-align="middle" draw:auto-grow-height="false" fo:min-height="1.095cm" fo:min-width="1.099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.095cm" fo:min-width="1.099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3.086cm" fo:min-width="0cm" fo:padding-top="0.151cm" fo:padding-bottom="0.151cm" fo:padding-left="0.276cm" fo:padding-right="0.276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2.2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6cm"/>
    </style:style>
    <style:style style:name="gr18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20" style:family="graphic" style:parent-style-name="standard">
      <style:graphic-properties draw:stroke="none" svg:stroke-color="#000000" draw:fill="none" draw:fill-color="#ffffff" fo:min-height="1.147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355cm" fo:min-width="0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685cm" fo:min-width="0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92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303cm" fo:min-width="0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633cm" fo:min-width="0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width="0.053cm" svg:stroke-color="#00a933" draw:marker-start-width="0.279cm" draw:marker-end-width="0.279cm" draw:fill="none" draw:fill-color="#ffffff" draw:textarea-horizontal-align="left" draw:auto-grow-height="true" draw:auto-grow-width="true" fo:min-height="0.712cm" fo:min-width="1.725cm"/>
    </style:style>
    <style:style style:name="gr28" style:family="graphic" style:parent-style-name="objectwithoutfill">
      <style:graphic-properties svg:stroke-width="0.053cm" svg:stroke-color="#00a9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width="0.053cm" svg:stroke-color="#00a933" draw:marker-start-width="0.279cm" draw:marker-end-width="0.279cm" draw:fill="none" draw:fill-color="#ffffff" draw:textarea-horizontal-align="left" draw:auto-grow-height="true" draw:auto-grow-width="true" fo:min-height="0.712cm" fo:min-width="1.484cm"/>
    </style:style>
    <style:style style:name="gr30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1.725cm"/>
    </style:style>
    <style:style style:name="gr3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1.484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0.678cm" fo:min-width="0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599cm" fo:min-width="0cm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9.085cm" fo:min-width="0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547cm" fo:min-width="0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7.412cm" fo:min-width="0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color="#00a933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00a933"/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000000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solid"/>
      <style:paragraph-properties fo:text-align="center"/>
      <style:text-properties fo:color="#000000"/>
    </style:style>
    <style:style style:name="P12" style:family="paragraph">
      <loext:graphic-properties draw:fill="none" draw:fill-color="#ffffff"/>
      <style:text-properties fo:color="#c9211e"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text-properties fo:color="#00a933" fo:font-weight="bold"/>
    </style:style>
    <style:style style:name="P15" style:family="paragraph">
      <loext:graphic-properties draw:fill="solid"/>
      <style:paragraph-properties fo:text-align="center"/>
      <style:text-properties fo:color="#00a933" fo:font-weight="bold"/>
    </style:style>
    <style:style style:name="P16" style:family="paragraph">
      <loext:graphic-properties draw:fill="none" draw:fill-color="#ffffff"/>
      <style:text-properties fo:color="#000000" fo:font-weight="bold"/>
    </style:style>
    <style:style style:name="P17" style:family="paragraph">
      <loext:graphic-properties draw:fill="solid"/>
      <style:paragraph-properties fo:text-align="center"/>
      <style:text-properties fo:color="#000000" fo:font-weight="bold"/>
    </style:style>
    <style:style style:name="T1" style:family="text">
      <style:text-properties fo:color="#00a933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c9211e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a933" fo:font-weight="bold"/>
    </style:style>
    <style:style style:name="T7" style:family="text">
      <style:text-properties fo:color="#000000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51cm" svg:height="1.397cm" svg:x="4.711cm" svg:y="2.683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8.035cm" svg:y="2.683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69cm" svg:y="2.683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366cm" svg:y="2.68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3.042cm" svg:y="2.683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719cm" svg:y="2.683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388cm" svg:y="2.683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395cm" svg:y="2.683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4.711cm" svg:y="6.683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8.035cm" svg:y="6.683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69cm" svg:y="6.683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366cm" svg:y="6.68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3.042cm" svg:y="6.683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719cm" svg:y="6.683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388cm" svg:y="6.683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51cm" svg:height="1.397cm" svg:x="16.389cm" svg:y="6.683cm">
          <text:p text:style-name="P1">50</text:p>
          <draw:enhanced-geometry svg:viewBox="0 0 21600 21600" draw:type="rectangle" draw:enhanced-path="M 0 0 L 21600 0 21600 21600 0 21600 0 0 Z N"/>
        </draw:custom-shape>
        <draw:frame draw:style-name="gr2" draw:text-style-name="P3" xml:id="id1" draw:id="id1" draw:layer="layout" svg:width="2.526cm" svg:height="1.195cm" svg:x="15.951cm" svg:y="4.803cm">
          <draw:text-box>
            <text:p><text:span text:style-name="T1">pivot</text:span></text:p>
          </draw:text-box>
        </draw:frame>
        <draw:connector draw:style-name="gr3" draw:text-style-name="P4" draw:layer="layout" draw:type="line" svg:x1="17.214cm" svg:y1="5.998cm" svg:x2="17.214cm" svg:y2="6.683cm" draw:start-shape="id1" draw:start-glue-point="2" draw:end-shape="id2" draw:end-glue-point="0" svg:d="M17214 5998v685" svg:viewBox="0 0 1 686">
          <text:p/>
        </draw:connector>
        <draw:custom-shape draw:style-name="gr1" draw:text-style-name="P2" draw:layer="layout" svg:width="1.651cm" svg:height="1.397cm" svg:x="4.697cm" svg:y="12.697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8.021cm" svg:y="12.697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676cm" svg:y="12.697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51cm" svg:height="1.397cm" svg:x="11.344cm" svg:y="12.697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3.028cm" svg:y="12.697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705cm" svg:y="12.697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374cm" svg:y="12.697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375cm" svg:y="12.697cm">
          <text:p text:style-name="P1">96</text:p>
          <draw:enhanced-geometry svg:viewBox="0 0 21600 21600" draw:type="rectangle" draw:enhanced-path="M 0 0 L 21600 0 21600 21600 0 21600 0 0 Z N"/>
        </draw:custom-shape>
        <draw:frame draw:style-name="gr2" draw:text-style-name="P3" xml:id="id3" draw:id="id3" draw:layer="layout" svg:width="2.526cm" svg:height="1.195cm" svg:x="10.906cm" svg:y="10.817cm">
          <draw:text-box>
            <text:p><text:span text:style-name="T1">pivot</text:span></text:p>
          </draw:text-box>
        </draw:frame>
        <draw:connector draw:style-name="gr3" draw:text-style-name="P4" draw:layer="layout" draw:type="line" svg:x1="12.169cm" svg:y1="12.012cm" svg:x2="12.169cm" svg:y2="12.697cm" draw:start-shape="id3" draw:start-glue-point="2" draw:end-shape="id4" draw:end-glue-point="0" svg:d="M12169 12012v685" svg:viewBox="0 0 1 686">
          <text:p/>
        </draw:connector>
        <draw:custom-shape draw:style-name="gr1" draw:text-style-name="P2" draw:layer="layout" svg:width="1.651cm" svg:height="1.397cm" svg:x="4.697cm" svg:y="18.711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8.021cm" svg:y="18.711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676cm" svg:y="18.711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51cm" svg:height="1.397cm" svg:x="11.344cm" svg:y="18.711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3.028cm" svg:y="18.711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705cm" svg:y="18.711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374cm" svg:y="18.711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375cm" svg:y="18.711cm">
          <text:p text:style-name="P1">96</text:p>
          <draw:enhanced-geometry svg:viewBox="0 0 21600 21600" draw:type="rectangle" draw:enhanced-path="M 0 0 L 21600 0 21600 21600 0 21600 0 0 Z N"/>
        </draw:custom-shape>
        <draw:frame draw:style-name="gr2" draw:text-style-name="P3" xml:id="id5" draw:id="id5" draw:layer="layout" svg:width="2.526cm" svg:height="1.195cm" svg:x="10.906cm" svg:y="16.831cm">
          <draw:text-box>
            <text:p><text:span text:style-name="T1">pivot</text:span></text:p>
          </draw:text-box>
        </draw:frame>
        <draw:connector draw:style-name="gr3" draw:text-style-name="P4" draw:layer="layout" draw:type="line" svg:x1="12.169cm" svg:y1="18.026cm" svg:x2="12.169cm" svg:y2="18.711cm" draw:start-shape="id5" draw:start-glue-point="2" draw:end-shape="id6" draw:end-glue-point="0" svg:d="M12169 18026v685" svg:viewBox="0 0 1 686">
          <text:p/>
        </draw:connector>
        <draw:custom-shape draw:style-name="gr4" draw:text-style-name="P5" draw:layer="layout" svg:width="0.635cm" svg:height="6.538cm" draw:transform="rotate (-1.5707963267949) translate (11.287cm 20.36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5" draw:layer="layout" svg:width="0.635cm" svg:height="4.969cm" draw:transform="rotate (-1.5707963267949) translate (18.018cm 20.36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6" draw:layer="layout" svg:width="2.667cm" svg:height="1.143cm" svg:x="6.718cm" svg:y="21.193cm">
          <draw:text-box>
            <text:p><text:span text:style-name="T2">&lt; Pivot</text:span></text:p>
          </draw:text-box>
        </draw:frame>
        <draw:frame draw:style-name="gr7" draw:text-style-name="P6" draw:layer="layout" svg:width="3.037cm" svg:height="1.673cm" svg:x="14.019cm" svg:y="21.194cm">
          <draw:text-box>
            <text:p><text:span text:style-name="T2">&gt;= Pivot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1.651cm" svg:height="1.397cm" svg:x="4.697cm" svg:y="1.711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8.021cm" svg:y="1.711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676cm" svg:y="1.711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344cm" svg:y="1.711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3.028cm" svg:y="1.711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705cm" svg:y="1.711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374cm" svg:y="1.711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375cm" svg:y="1.711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4.697cm" svg:y="4.698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8.021cm" svg:y="4.698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676cm" svg:y="4.698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344cm" svg:y="4.698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3.028cm" svg:y="4.698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705cm" svg:y="4.698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374cm" svg:y="4.698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375cm" svg:y="4.698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635cm" svg:height="6.538cm" draw:transform="rotate (-1.5707963267949) translate (11.287cm 6.3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5" draw:layer="layout" svg:width="0.635cm" svg:height="4.969cm" draw:transform="rotate (-1.5707963267949) translate (18.018cm 6.3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6" draw:layer="layout" svg:width="3.94cm" svg:height="1.059cm" svg:x="6.145cm" svg:y="7.18cm">
          <draw:text-box>
            <text:p><text:span text:style-name="T2">quickSort()</text:span></text:p>
          </draw:text-box>
        </draw:frame>
        <draw:frame draw:style-name="gr10" draw:text-style-name="P6" draw:layer="layout" svg:width="3.94cm" svg:height="1.059cm" svg:x="13.545cm" svg:y="7.181cm">
          <draw:text-box>
            <text:p><text:span text:style-name="T2">quickSort()</text:span></text:p>
          </draw:text-box>
        </draw:frame>
        <draw:custom-shape draw:style-name="gr1" draw:text-style-name="P2" draw:layer="layout" svg:width="1.651cm" svg:height="1.397cm" svg:x="4.697cm" svg:y="10.68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8.021cm" svg:y="10.684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676cm" svg:y="10.684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344cm" svg:y="10.684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3.028cm" svg:y="10.684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705cm" svg:y="10.684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374cm" svg:y="10.684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375cm" svg:y="10.684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635cm" svg:height="6.538cm" draw:transform="rotate (-1.5707963267949) translate (11.287cm 12.33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5" draw:layer="layout" svg:width="0.635cm" svg:height="4.969cm" draw:transform="rotate (-1.5707963267949) translate (18.018cm 12.33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6" draw:layer="layout" svg:width="3.94cm" svg:height="1.059cm" svg:x="6.145cm" svg:y="13.166cm">
          <draw:text-box>
            <text:p><text:span text:style-name="T2">quickSort()</text:span></text:p>
          </draw:text-box>
        </draw:frame>
        <draw:frame draw:style-name="gr10" draw:text-style-name="P6" draw:layer="layout" svg:width="3.94cm" svg:height="1.059cm" svg:x="13.545cm" svg:y="13.167cm">
          <draw:text-box>
            <text:p><text:span text:style-name="T2">quickSort()</text:span></text:p>
          </draw:text-box>
        </draw:frame>
        <draw:custom-shape draw:style-name="gr1" draw:text-style-name="P2" draw:layer="layout" svg:width="1.651cm" svg:height="1.397cm" svg:x="4.697cm" svg:y="16.68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8.021cm" svg:y="16.684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676cm" svg:y="16.684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344cm" svg:y="16.684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3.028cm" svg:y="16.684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705cm" svg:y="16.684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374cm" svg:y="16.684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375cm" svg:y="16.684cm">
          <text:p text:style-name="P1">96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2" draw:layer="layout" svg:width="1.651cm" svg:height="1.397cm" svg:x="4.697cm" svg:y="1.711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8.021cm" svg:y="1.711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676cm" svg:y="1.711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344cm" svg:y="1.711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3.028cm" svg:y="1.711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705cm" svg:y="1.711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374cm" svg:y="1.711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375cm" svg:y="1.711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397cm" svg:x="4.697cm" svg:y="5.711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397cm" svg:x="8.021cm" svg:y="5.711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397cm" svg:x="9.676cm" svg:y="5.711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344cm" svg:y="5.711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651cm" svg:height="1.397cm" svg:x="13.028cm" svg:y="5.711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651cm" svg:height="1.397cm" svg:x="14.705cm" svg:y="5.711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397cm" svg:x="6.374cm" svg:y="5.711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651cm" svg:height="1.397cm" svg:x="16.375cm" svg:y="5.711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397cm" svg:x="4.697cm" svg:y="9.711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397cm" svg:x="8.021cm" svg:y="9.711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397cm" svg:x="9.676cm" svg:y="9.711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344cm" svg:y="9.711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651cm" svg:height="1.397cm" svg:x="13.028cm" svg:y="9.711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651cm" svg:height="1.397cm" svg:x="14.705cm" svg:y="9.711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397cm" svg:x="6.374cm" svg:y="9.711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651cm" svg:height="1.397cm" svg:x="16.375cm" svg:y="9.711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4.697cm" svg:y="15.683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8.021cm" svg:y="15.683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676cm" svg:y="15.683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352cm" svg:y="15.68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3.028cm" svg:y="15.683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705cm" svg:y="15.683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374cm" svg:y="15.683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381cm" svg:y="15.683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4.697cm" svg:y="19.683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8.021cm" svg:y="19.683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676cm" svg:y="19.683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352cm" svg:y="19.68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3.028cm" svg:y="19.683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705cm" svg:y="19.683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374cm" svg:y="19.683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651cm" svg:height="1.397cm" svg:x="16.375cm" svg:y="19.683cm">
          <text:p text:style-name="P1">50</text:p>
          <draw:enhanced-geometry svg:viewBox="0 0 21600 21600" draw:type="rectangle" draw:enhanced-path="M 0 0 L 21600 0 21600 21600 0 21600 0 0 Z N"/>
        </draw:custom-shape>
        <draw:frame draw:style-name="gr2" draw:text-style-name="P3" xml:id="id7" draw:id="id7" draw:layer="layout" svg:width="2.526cm" svg:height="1.195cm" svg:x="15.937cm" svg:y="17.803cm">
          <draw:text-box>
            <text:p><text:span text:style-name="T1">pivot</text:span></text:p>
          </draw:text-box>
        </draw:frame>
        <draw:connector draw:style-name="gr3" draw:text-style-name="P4" draw:layer="layout" draw:type="line" svg:x1="17.2cm" svg:y1="18.998cm" svg:x2="17.2cm" svg:y2="19.683cm" draw:start-shape="id7" draw:start-glue-point="2" draw:end-shape="id8" draw:end-glue-point="0" svg:d="M17200 18998v685" svg:viewBox="0 0 1 686">
          <text:p/>
        </draw:connector>
      </draw:page>
      <draw:page draw:name="page4" draw:style-name="dp1" draw:master-page-name="Default">
        <draw:custom-shape draw:style-name="gr1" draw:text-style-name="P2" draw:layer="layout" svg:width="1.651cm" svg:height="1.397cm" svg:x="4.683cm" svg:y="3.697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8.007cm" svg:y="3.697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662cm" svg:y="3.697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338cm" svg:y="3.697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3.014cm" svg:y="3.697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691cm" svg:y="3.697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36cm" svg:y="3.697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51cm" svg:height="1.397cm" svg:x="16.361cm" svg:y="3.697cm">
          <text:p text:style-name="P1">50</text:p>
          <draw:enhanced-geometry svg:viewBox="0 0 21600 21600" draw:type="rectangle" draw:enhanced-path="M 0 0 L 21600 0 21600 21600 0 21600 0 0 Z N"/>
        </draw:custom-shape>
        <draw:frame draw:style-name="gr2" draw:text-style-name="P3" xml:id="id9" draw:id="id9" draw:layer="layout" svg:width="2.526cm" svg:height="1.195cm" svg:x="15.923cm" svg:y="1.817cm">
          <draw:text-box>
            <text:p><text:span text:style-name="T1">pivot</text:span></text:p>
          </draw:text-box>
        </draw:frame>
        <draw:connector draw:style-name="gr3" draw:text-style-name="P4" draw:layer="layout" draw:type="line" svg:x1="17.186cm" svg:y1="3.012cm" svg:x2="17.186cm" svg:y2="3.697cm" draw:start-shape="id9" draw:start-glue-point="2" draw:end-shape="id10" draw:end-glue-point="0" svg:d="M17186 3012v685" svg:viewBox="0 0 1 686">
          <text:p/>
        </draw:connector>
        <draw:custom-shape draw:style-name="gr13" draw:text-style-name="P5" draw:layer="layout" svg:width="0.635cm" svg:height="13.335cm" draw:transform="rotate (1.5707963267949) translate (4.683cm 6.207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4" draw:text-style-name="P2" draw:layer="layout" svg:width="2.794cm" svg:height="1.016cm" svg:x="9.89cm" svg:y="5.572cm">
          <text:p text:style-name="P1">...</text:p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5.392cm" svg:height="0.962cm" svg:x="4.583cm" svg:y="6.461cm">
          <draw:text-box>
            <text:p>Stuff less than 50</text:p>
          </draw:text-box>
        </draw:frame>
        <draw:frame draw:style-name="gr16" draw:text-style-name="P9" draw:layer="layout" svg:width="4.9cm" svg:height="0.962cm" svg:x="12.883cm" svg:y="6.461cm">
          <draw:text-box>
            <text:p>Stuff at least 50</text:p>
          </draw:text-box>
        </draw:frame>
        <draw:custom-shape draw:style-name="gr1" draw:text-style-name="P2" draw:layer="layout" svg:width="1.651cm" svg:height="1.397cm" svg:x="4.669cm" svg:y="11.711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993cm" svg:y="11.711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648cm" svg:y="11.711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324cm" svg:y="11.711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3cm" svg:y="11.711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677cm" svg:y="11.711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346cm" svg:y="11.711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51cm" svg:height="1.397cm" svg:x="16.347cm" svg:y="11.711cm">
          <text:p text:style-name="P1">50</text:p>
          <draw:enhanced-geometry svg:viewBox="0 0 21600 21600" draw:type="rectangle" draw:enhanced-path="M 0 0 L 21600 0 21600 21600 0 21600 0 0 Z N"/>
        </draw:custom-shape>
        <draw:frame draw:style-name="gr2" draw:text-style-name="P3" xml:id="id11" draw:id="id11" draw:layer="layout" svg:width="2.526cm" svg:height="1.195cm" svg:x="15.909cm" svg:y="9.831cm">
          <draw:text-box>
            <text:p><text:span text:style-name="T1">pivot</text:span></text:p>
          </draw:text-box>
        </draw:frame>
        <draw:connector draw:style-name="gr3" draw:text-style-name="P4" draw:layer="layout" draw:type="line" svg:x1="17.172cm" svg:y1="11.026cm" svg:x2="17.172cm" svg:y2="11.711cm" draw:start-shape="id11" draw:start-glue-point="2" draw:end-shape="id12" draw:end-glue-point="0" svg:d="M17172 11026v685" svg:viewBox="0 0 1 686">
          <text:p/>
        </draw:connector>
        <draw:frame draw:style-name="gr17" draw:text-style-name="P10" xml:id="id13" draw:id="id13" draw:layer="layout" svg:width="1.916cm" svg:height="0.962cm" svg:x="14.309cm" svg:y="9.831cm">
          <draw:text-box>
            <text:p><text:span text:style-name="T3">right</text:span></text:p>
          </draw:text-box>
        </draw:frame>
        <draw:connector draw:style-name="gr18" draw:text-style-name="P11" draw:layer="layout" draw:type="line" svg:x1="15.267cm" svg:y1="10.793cm" svg:x2="15.472cm" svg:y2="11.711cm" draw:start-shape="id13" draw:start-glue-point="2" svg:d="M15267 10793l205 918" svg:viewBox="0 0 206 919">
          <text:p/>
        </draw:connector>
        <draw:frame draw:style-name="gr19" draw:text-style-name="P10" xml:id="id14" draw:id="id14" draw:layer="layout" svg:width="1.455cm" svg:height="0.962cm" svg:x="4.609cm" svg:y="9.831cm">
          <draw:text-box>
            <text:p><text:span text:style-name="T3">left</text:span></text:p>
          </draw:text-box>
        </draw:frame>
        <draw:connector draw:style-name="gr18" draw:text-style-name="P11" draw:layer="layout" draw:type="line" svg:x1="5.336cm" svg:y1="10.793cm" svg:x2="5.472cm" svg:y2="11.711cm" draw:start-shape="id14" draw:start-glue-point="2" svg:d="M5336 10793l136 918" svg:viewBox="0 0 137 919">
          <text:p/>
        </draw:connector>
        <draw:custom-shape draw:style-name="gr1" draw:text-style-name="P2" draw:layer="layout" svg:width="1.651cm" svg:height="1.397cm" svg:x="4.669cm" svg:y="16.725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993cm" svg:y="16.725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648cm" svg:y="16.725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324cm" svg:y="16.725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51cm" svg:height="1.397cm" svg:x="13.02cm" svg:y="16.725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677cm" svg:y="16.725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346cm" svg:y="16.725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51cm" svg:height="1.397cm" svg:x="16.347cm" svg:y="16.725cm">
          <text:p text:style-name="P1">50</text:p>
          <draw:enhanced-geometry svg:viewBox="0 0 21600 21600" draw:type="rectangle" draw:enhanced-path="M 0 0 L 21600 0 21600 21600 0 21600 0 0 Z N"/>
        </draw:custom-shape>
        <draw:frame draw:style-name="gr2" draw:text-style-name="P3" xml:id="id15" draw:id="id15" draw:layer="layout" svg:width="2.526cm" svg:height="1.195cm" svg:x="15.909cm" svg:y="14.845cm">
          <draw:text-box>
            <text:p><text:span text:style-name="T1">pivot</text:span></text:p>
          </draw:text-box>
        </draw:frame>
        <draw:connector draw:style-name="gr3" draw:text-style-name="P4" draw:layer="layout" draw:type="line" svg:x1="17.172cm" svg:y1="16.04cm" svg:x2="17.172cm" svg:y2="16.725cm" draw:start-shape="id15" draw:start-glue-point="2" draw:end-shape="id16" draw:end-glue-point="0" svg:d="M17172 16040v685" svg:viewBox="0 0 1 686">
          <text:p/>
        </draw:connector>
        <draw:frame draw:style-name="gr17" draw:text-style-name="P10" xml:id="id17" draw:id="id17" draw:layer="layout" svg:width="1.916cm" svg:height="0.962cm" svg:x="12.887cm" svg:y="14.845cm">
          <draw:text-box>
            <text:p><text:span text:style-name="T3">right</text:span></text:p>
          </draw:text-box>
        </draw:frame>
        <draw:connector draw:style-name="gr18" draw:text-style-name="P11" draw:layer="layout" draw:type="line" svg:x1="13.845cm" svg:y1="15.807cm" svg:x2="13.845cm" svg:y2="16.725cm" draw:start-shape="id17" draw:start-glue-point="2" draw:end-shape="id18" draw:end-glue-point="0" svg:d="M13845 15807v918" svg:viewBox="0 0 1 919">
          <text:p/>
        </draw:connector>
        <draw:frame draw:style-name="gr19" draw:text-style-name="P10" xml:id="id19" draw:id="id19" draw:layer="layout" svg:width="1.455cm" svg:height="0.962cm" svg:x="4.609cm" svg:y="14.845cm">
          <draw:text-box>
            <text:p><text:span text:style-name="T3">left</text:span></text:p>
          </draw:text-box>
        </draw:frame>
        <draw:connector draw:style-name="gr18" draw:text-style-name="P11" draw:layer="layout" draw:type="line" svg:x1="5.336cm" svg:y1="15.807cm" svg:x2="5.472cm" svg:y2="16.725cm" draw:start-shape="id19" draw:start-glue-point="2" svg:d="M5336 15807l136 918" svg:viewBox="0 0 137 919">
          <text:p/>
        </draw:connector>
        <draw:custom-shape draw:style-name="gr1" draw:text-style-name="P2" draw:layer="layout" svg:width="1.651cm" svg:height="1.397cm" svg:x="4.669cm" svg:y="21.739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993cm" svg:y="21.739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648cm" svg:y="21.739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324cm" svg:y="21.739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651cm" svg:height="1.397cm" svg:x="13.02cm" svg:y="21.739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677cm" svg:y="21.739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346cm" svg:y="21.739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1.651cm" svg:height="1.397cm" svg:x="16.347cm" svg:y="21.739cm">
          <text:p text:style-name="P1">50</text:p>
          <draw:enhanced-geometry svg:viewBox="0 0 21600 21600" draw:type="rectangle" draw:enhanced-path="M 0 0 L 21600 0 21600 21600 0 21600 0 0 Z N"/>
        </draw:custom-shape>
        <draw:frame draw:style-name="gr2" draw:text-style-name="P3" xml:id="id20" draw:id="id20" draw:layer="layout" svg:width="2.526cm" svg:height="1.195cm" svg:x="15.909cm" svg:y="19.859cm">
          <draw:text-box>
            <text:p><text:span text:style-name="T1">pivot</text:span></text:p>
          </draw:text-box>
        </draw:frame>
        <draw:connector draw:style-name="gr3" draw:text-style-name="P4" draw:layer="layout" draw:type="line" svg:x1="17.172cm" svg:y1="21.054cm" svg:x2="17.172cm" svg:y2="21.739cm" draw:start-shape="id20" draw:start-glue-point="2" draw:end-shape="id21" draw:end-glue-point="0" svg:d="M17172 21054v685" svg:viewBox="0 0 1 686">
          <text:p/>
        </draw:connector>
        <draw:frame draw:style-name="gr17" draw:text-style-name="P10" xml:id="id22" draw:id="id22" draw:layer="layout" svg:width="1.916cm" svg:height="0.962cm" svg:x="12.887cm" svg:y="19.859cm">
          <draw:text-box>
            <text:p><text:span text:style-name="T3">right</text:span></text:p>
          </draw:text-box>
        </draw:frame>
        <draw:connector draw:style-name="gr18" draw:text-style-name="P11" draw:layer="layout" draw:type="line" svg:x1="13.845cm" svg:y1="20.821cm" svg:x2="13.845cm" svg:y2="21.739cm" draw:start-shape="id22" draw:start-glue-point="2" draw:end-shape="id23" draw:end-glue-point="0" svg:d="M13845 20821v918" svg:viewBox="0 0 1 919">
          <text:p/>
        </draw:connector>
        <draw:frame draw:style-name="gr19" draw:text-style-name="P10" xml:id="id24" draw:id="id24" draw:layer="layout" svg:width="1.455cm" svg:height="0.962cm" svg:x="4.609cm" svg:y="19.859cm">
          <draw:text-box>
            <text:p><text:span text:style-name="T3">left</text:span></text:p>
          </draw:text-box>
        </draw:frame>
        <draw:connector draw:style-name="gr18" draw:text-style-name="P11" draw:layer="layout" draw:type="line" svg:x1="5.336cm" svg:y1="20.821cm" svg:x2="5.472cm" svg:y2="21.739cm" draw:start-shape="id24" draw:start-glue-point="2" svg:d="M5336 20821l136 918" svg:viewBox="0 0 137 919">
          <text:p/>
        </draw:connector>
        <draw:frame draw:style-name="gr20" draw:text-style-name="P12" draw:layer="layout" svg:width="3.683cm" svg:height="1.397cm" svg:x="7.604cm" svg:y="20.05cm">
          <draw:text-box>
            <text:p><text:span text:style-name="T4">SWAP!</text:span></text:p>
          </draw:text-box>
        </draw:frame>
      </draw:page>
      <draw:page draw:name="page5" draw:style-name="dp1" draw:master-page-name="Default">
        <draw:custom-shape draw:style-name="gr1" draw:text-style-name="P2" draw:layer="layout" svg:width="1.651cm" svg:height="1.397cm" svg:x="4.669cm" svg:y="3.753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993cm" svg:y="3.753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648cm" svg:y="3.753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324cm" svg:y="3.75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651cm" svg:height="1.397cm" svg:x="13.02cm" svg:y="3.753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677cm" svg:y="3.753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346cm" svg:y="3.753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651cm" svg:height="1.397cm" svg:x="16.347cm" svg:y="3.753cm">
          <text:p text:style-name="P1">50</text:p>
          <draw:enhanced-geometry svg:viewBox="0 0 21600 21600" draw:type="rectangle" draw:enhanced-path="M 0 0 L 21600 0 21600 21600 0 21600 0 0 Z N"/>
        </draw:custom-shape>
        <draw:frame draw:style-name="gr2" draw:text-style-name="P3" xml:id="id25" draw:id="id25" draw:layer="layout" svg:width="2.526cm" svg:height="1.195cm" svg:x="15.909cm" svg:y="1.873cm">
          <draw:text-box>
            <text:p><text:span text:style-name="T1">pivot</text:span></text:p>
          </draw:text-box>
        </draw:frame>
        <draw:connector draw:style-name="gr3" draw:text-style-name="P4" draw:layer="layout" draw:type="line" svg:x1="17.172cm" svg:y1="3.068cm" svg:x2="17.172cm" svg:y2="3.753cm" draw:start-shape="id25" draw:start-glue-point="2" draw:end-shape="id26" draw:end-glue-point="0" svg:d="M17172 3068v685" svg:viewBox="0 0 1 686">
          <text:p/>
        </draw:connector>
        <draw:frame draw:style-name="gr17" draw:text-style-name="P10" xml:id="id27" draw:id="id27" draw:layer="layout" svg:width="1.916cm" svg:height="0.962cm" svg:x="12.887cm" svg:y="1.873cm">
          <draw:text-box>
            <text:p><text:span text:style-name="T3">right</text:span></text:p>
          </draw:text-box>
        </draw:frame>
        <draw:connector draw:style-name="gr18" draw:text-style-name="P11" draw:layer="layout" draw:type="line" svg:x1="13.845cm" svg:y1="2.835cm" svg:x2="13.845cm" svg:y2="3.753cm" draw:start-shape="id27" draw:start-glue-point="2" draw:end-shape="id28" draw:end-glue-point="0" svg:d="M13845 2835v918" svg:viewBox="0 0 1 919">
          <text:p/>
        </draw:connector>
        <draw:frame draw:style-name="gr19" draw:text-style-name="P10" xml:id="id29" draw:id="id29" draw:layer="layout" svg:width="1.455cm" svg:height="0.962cm" svg:x="4.609cm" svg:y="1.873cm">
          <draw:text-box>
            <text:p><text:span text:style-name="T3">left</text:span></text:p>
          </draw:text-box>
        </draw:frame>
        <draw:connector draw:style-name="gr18" draw:text-style-name="P11" draw:layer="layout" draw:type="line" svg:x1="5.336cm" svg:y1="2.835cm" svg:x2="5.472cm" svg:y2="3.753cm" draw:start-shape="id29" draw:start-glue-point="2" svg:d="M5336 2835l136 918" svg:viewBox="0 0 137 919">
          <text:p/>
        </draw:connector>
        <draw:frame draw:style-name="gr20" draw:text-style-name="P12" draw:layer="layout" svg:width="3.683cm" svg:height="1.397cm" svg:x="7.604cm" svg:y="2.064cm">
          <draw:text-box>
            <text:p><text:span text:style-name="T4">SWAP!</text:span></text:p>
          </draw:text-box>
        </draw:frame>
        <draw:custom-shape draw:style-name="gr1" draw:text-style-name="P2" draw:layer="layout" svg:width="1.651cm" svg:height="1.397cm" svg:x="4.669cm" svg:y="8.767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993cm" svg:y="8.767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648cm" svg:y="8.767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51cm" svg:height="1.397cm" svg:x="11.32cm" svg:y="8.767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3.02cm" svg:y="8.767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677cm" svg:y="8.767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.651cm" svg:height="1.397cm" svg:x="6.346cm" svg:y="8.767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.651cm" svg:height="1.397cm" svg:x="16.347cm" svg:y="8.767cm">
          <text:p text:style-name="P1">50</text:p>
          <draw:enhanced-geometry svg:viewBox="0 0 21600 21600" draw:type="rectangle" draw:enhanced-path="M 0 0 L 21600 0 21600 21600 0 21600 0 0 Z N"/>
        </draw:custom-shape>
        <draw:frame draw:style-name="gr2" draw:text-style-name="P3" xml:id="id30" draw:id="id30" draw:layer="layout" svg:width="2.526cm" svg:height="1.195cm" svg:x="15.909cm" svg:y="6.887cm">
          <draw:text-box>
            <text:p><text:span text:style-name="T1">pivot</text:span></text:p>
          </draw:text-box>
        </draw:frame>
        <draw:connector draw:style-name="gr3" draw:text-style-name="P4" draw:layer="layout" draw:type="line" svg:x1="17.172cm" svg:y1="8.082cm" svg:x2="17.172cm" svg:y2="8.767cm" draw:start-shape="id30" draw:start-glue-point="2" draw:end-shape="id31" draw:end-glue-point="0" svg:d="M17172 8082v685" svg:viewBox="0 0 1 686">
          <text:p/>
        </draw:connector>
        <draw:frame draw:style-name="gr17" draw:text-style-name="P10" xml:id="id32" draw:id="id32" draw:layer="layout" svg:width="1.916cm" svg:height="0.962cm" svg:x="11.187cm" svg:y="6.887cm">
          <draw:text-box>
            <text:p><text:span text:style-name="T3">right</text:span></text:p>
          </draw:text-box>
        </draw:frame>
        <draw:connector draw:style-name="gr18" draw:text-style-name="P11" draw:layer="layout" draw:type="line" svg:x1="12.145cm" svg:y1="7.849cm" svg:x2="12.145cm" svg:y2="8.767cm" draw:start-shape="id32" draw:start-glue-point="2" draw:end-shape="id33" draw:end-glue-point="0" svg:d="M12145 7849v918" svg:viewBox="0 0 1 919">
          <text:p/>
        </draw:connector>
        <draw:frame draw:style-name="gr19" draw:text-style-name="P10" xml:id="id34" draw:id="id34" draw:layer="layout" svg:width="1.455cm" svg:height="0.962cm" svg:x="6.444cm" svg:y="6.887cm">
          <draw:text-box>
            <text:p><text:span text:style-name="T3">left</text:span></text:p>
          </draw:text-box>
        </draw:frame>
        <draw:connector draw:style-name="gr18" draw:text-style-name="P11" draw:layer="layout" draw:type="line" svg:x1="7.171cm" svg:y1="7.849cm" svg:x2="7.171cm" svg:y2="8.767cm" draw:start-shape="id34" draw:start-glue-point="2" draw:end-shape="id35" draw:end-glue-point="0" svg:d="M7171 7849v918" svg:viewBox="0 0 1 919">
          <text:p/>
        </draw:connector>
        <draw:custom-shape draw:style-name="gr1" draw:text-style-name="P2" draw:layer="layout" svg:width="1.651cm" svg:height="1.397cm" svg:x="4.655cm" svg:y="13.781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.651cm" svg:height="1.397cm" svg:x="7.979cm" svg:y="13.781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634cm" svg:y="13.781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.651cm" svg:height="1.397cm" svg:x="11.306cm" svg:y="13.781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3.006cm" svg:y="13.781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663cm" svg:y="13.781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332cm" svg:y="13.781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51cm" svg:height="1.397cm" svg:x="16.333cm" svg:y="13.781cm">
          <text:p text:style-name="P1">50</text:p>
          <draw:enhanced-geometry svg:viewBox="0 0 21600 21600" draw:type="rectangle" draw:enhanced-path="M 0 0 L 21600 0 21600 21600 0 21600 0 0 Z N"/>
        </draw:custom-shape>
        <draw:frame draw:style-name="gr2" draw:text-style-name="P3" xml:id="id36" draw:id="id36" draw:layer="layout" svg:width="2.526cm" svg:height="1.195cm" svg:x="15.895cm" svg:y="11.901cm">
          <draw:text-box>
            <text:p><text:span text:style-name="T1">pivot</text:span></text:p>
          </draw:text-box>
        </draw:frame>
        <draw:connector draw:style-name="gr3" draw:text-style-name="P4" draw:layer="layout" draw:type="line" svg:x1="17.158cm" svg:y1="13.096cm" svg:x2="17.158cm" svg:y2="13.781cm" draw:start-shape="id36" draw:start-glue-point="2" draw:end-shape="id37" draw:end-glue-point="0" svg:d="M17158 13096v685" svg:viewBox="0 0 1 686">
          <text:p/>
        </draw:connector>
        <draw:frame draw:style-name="gr17" draw:text-style-name="P10" xml:id="id38" draw:id="id38" draw:layer="layout" svg:width="1.916cm" svg:height="0.962cm" svg:x="11.173cm" svg:y="11.901cm">
          <draw:text-box>
            <text:p><text:span text:style-name="T3">right</text:span></text:p>
          </draw:text-box>
        </draw:frame>
        <draw:connector draw:style-name="gr18" draw:text-style-name="P11" draw:layer="layout" draw:type="line" svg:x1="12.131cm" svg:y1="12.863cm" svg:x2="12.131cm" svg:y2="13.781cm" draw:start-shape="id38" draw:start-glue-point="2" draw:end-shape="id39" draw:end-glue-point="0" svg:d="M12131 12863v918" svg:viewBox="0 0 1 919">
          <text:p/>
        </draw:connector>
        <draw:frame draw:style-name="gr19" draw:text-style-name="P10" xml:id="id40" draw:id="id40" draw:layer="layout" svg:width="1.455cm" svg:height="0.962cm" svg:x="8.077cm" svg:y="11.901cm">
          <draw:text-box>
            <text:p><text:span text:style-name="T3">left</text:span></text:p>
          </draw:text-box>
        </draw:frame>
        <draw:connector draw:style-name="gr18" draw:text-style-name="P11" draw:layer="layout" draw:type="line" svg:x1="8.804cm" svg:y1="12.863cm" svg:x2="8.804cm" svg:y2="13.781cm" draw:start-shape="id40" draw:start-glue-point="2" draw:end-shape="id41" draw:end-glue-point="0" svg:d="M8804 12863v918" svg:viewBox="0 0 1 919">
          <text:p/>
        </draw:connector>
        <draw:custom-shape draw:style-name="gr1" draw:text-style-name="P2" draw:layer="layout" svg:width="1.651cm" svg:height="1.397cm" svg:x="4.641cm" svg:y="18.795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xml:id="id47" draw:id="id47" draw:layer="layout" svg:width="1.651cm" svg:height="1.397cm" svg:x="7.965cm" svg:y="18.795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62cm" svg:y="18.795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.651cm" svg:height="1.397cm" svg:x="11.292cm" svg:y="18.795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2.992cm" svg:y="18.795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649cm" svg:y="18.795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318cm" svg:y="18.795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51cm" svg:height="1.397cm" svg:x="16.319cm" svg:y="18.795cm">
          <text:p text:style-name="P1">50</text:p>
          <draw:enhanced-geometry svg:viewBox="0 0 21600 21600" draw:type="rectangle" draw:enhanced-path="M 0 0 L 21600 0 21600 21600 0 21600 0 0 Z N"/>
        </draw:custom-shape>
        <draw:frame draw:style-name="gr2" draw:text-style-name="P3" xml:id="id42" draw:id="id42" draw:layer="layout" svg:width="2.526cm" svg:height="1.195cm" svg:x="15.881cm" svg:y="16.915cm">
          <draw:text-box>
            <text:p><text:span text:style-name="T1">pivot</text:span></text:p>
          </draw:text-box>
        </draw:frame>
        <draw:connector draw:style-name="gr3" draw:text-style-name="P4" draw:layer="layout" draw:type="line" svg:x1="17.144cm" svg:y1="18.11cm" svg:x2="17.144cm" svg:y2="18.795cm" draw:start-shape="id42" draw:start-glue-point="2" draw:end-shape="id43" draw:end-glue-point="0" svg:d="M17144 18110v685" svg:viewBox="0 0 1 686">
          <text:p/>
        </draw:connector>
        <draw:frame draw:style-name="gr17" draw:text-style-name="P10" xml:id="id44" draw:id="id44" draw:layer="layout" svg:width="1.916cm" svg:height="0.962cm" svg:x="11.159cm" svg:y="16.915cm">
          <draw:text-box>
            <text:p><text:span text:style-name="T3">right</text:span></text:p>
          </draw:text-box>
        </draw:frame>
        <draw:connector draw:style-name="gr18" draw:text-style-name="P11" draw:layer="layout" draw:type="line" svg:x1="12.117cm" svg:y1="17.877cm" svg:x2="12.117cm" svg:y2="18.795cm" draw:start-shape="id44" draw:start-glue-point="2" draw:end-shape="id45" draw:end-glue-point="0" svg:d="M12117 17877v918" svg:viewBox="0 0 1 919">
          <text:p/>
        </draw:connector>
        <draw:frame draw:style-name="gr19" draw:text-style-name="P10" xml:id="id46" draw:id="id46" draw:layer="layout" svg:width="1.455cm" svg:height="0.962cm" svg:x="8.063cm" svg:y="16.915cm">
          <draw:text-box>
            <text:p><text:span text:style-name="T3">left</text:span></text:p>
          </draw:text-box>
        </draw:frame>
        <draw:connector draw:style-name="gr18" draw:text-style-name="P11" draw:layer="layout" draw:type="line" svg:x1="8.79cm" svg:y1="17.877cm" svg:x2="8.79cm" svg:y2="18.795cm" draw:start-shape="id46" draw:start-glue-point="2" draw:end-shape="id47" draw:end-glue-point="0" svg:d="M8790 17877v918" svg:viewBox="0 0 1 919">
          <text:p/>
        </draw:connector>
        <draw:frame draw:style-name="gr20" draw:text-style-name="P12" draw:layer="layout" svg:width="3.683cm" svg:height="1.397cm" svg:x="3.605cm" svg:y="17.065cm">
          <draw:text-box>
            <text:p><text:span text:style-name="T4">SWAP!</text:span></text:p>
          </draw:text-box>
        </draw:frame>
        <draw:custom-shape draw:style-name="gr1" draw:text-style-name="P2" draw:layer="layout" svg:width="1.651cm" svg:height="1.397cm" svg:x="4.641cm" svg:y="23.809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xml:id="id53" draw:id="id53" draw:layer="layout" svg:width="1.651cm" svg:height="1.397cm" svg:x="7.965cm" svg:y="23.809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62cm" svg:y="23.809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xml:id="id51" draw:id="id51" draw:layer="layout" svg:width="1.651cm" svg:height="1.397cm" svg:x="11.292cm" svg:y="23.809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2.992cm" svg:y="23.809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649cm" svg:y="23.809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318cm" svg:y="23.809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xml:id="id49" draw:id="id49" draw:layer="layout" svg:width="1.651cm" svg:height="1.397cm" svg:x="16.319cm" svg:y="23.809cm">
          <text:p text:style-name="P1">50</text:p>
          <draw:enhanced-geometry svg:viewBox="0 0 21600 21600" draw:type="rectangle" draw:enhanced-path="M 0 0 L 21600 0 21600 21600 0 21600 0 0 Z N"/>
        </draw:custom-shape>
        <draw:frame draw:style-name="gr2" draw:text-style-name="P3" xml:id="id48" draw:id="id48" draw:layer="layout" svg:width="2.526cm" svg:height="1.195cm" svg:x="15.881cm" svg:y="21.929cm">
          <draw:text-box>
            <text:p><text:span text:style-name="T1">pivot</text:span></text:p>
          </draw:text-box>
        </draw:frame>
        <draw:connector draw:style-name="gr3" draw:text-style-name="P4" draw:layer="layout" draw:type="line" svg:x1="17.144cm" svg:y1="23.124cm" svg:x2="17.144cm" svg:y2="23.809cm" draw:start-shape="id48" draw:start-glue-point="2" draw:end-shape="id49" draw:end-glue-point="0" svg:d="M17144 23124v685" svg:viewBox="0 0 1 686">
          <text:p/>
        </draw:connector>
        <draw:frame draw:style-name="gr17" draw:text-style-name="P10" xml:id="id50" draw:id="id50" draw:layer="layout" svg:width="1.916cm" svg:height="0.962cm" svg:x="11.159cm" svg:y="21.929cm">
          <draw:text-box>
            <text:p><text:span text:style-name="T3">right</text:span></text:p>
          </draw:text-box>
        </draw:frame>
        <draw:connector draw:style-name="gr18" draw:text-style-name="P11" draw:layer="layout" draw:type="line" svg:x1="12.117cm" svg:y1="22.891cm" svg:x2="12.117cm" svg:y2="23.809cm" draw:start-shape="id50" draw:start-glue-point="2" draw:end-shape="id51" draw:end-glue-point="0" svg:d="M12117 22891v918" svg:viewBox="0 0 1 919">
          <text:p/>
        </draw:connector>
        <draw:frame draw:style-name="gr19" draw:text-style-name="P10" xml:id="id52" draw:id="id52" draw:layer="layout" svg:width="1.455cm" svg:height="0.962cm" svg:x="8.063cm" svg:y="21.929cm">
          <draw:text-box>
            <text:p><text:span text:style-name="T3">left</text:span></text:p>
          </draw:text-box>
        </draw:frame>
        <draw:connector draw:style-name="gr18" draw:text-style-name="P11" draw:layer="layout" draw:type="line" svg:x1="8.79cm" svg:y1="22.891cm" svg:x2="8.79cm" svg:y2="23.809cm" draw:start-shape="id52" draw:start-glue-point="2" draw:end-shape="id53" draw:end-glue-point="0" svg:d="M8790 22891v918" svg:viewBox="0 0 1 919">
          <text:p/>
        </draw:connector>
        <draw:frame draw:style-name="gr20" draw:text-style-name="P12" draw:layer="layout" svg:width="3.683cm" svg:height="1.397cm" svg:x="3.605cm" svg:y="22.079cm">
          <draw:text-box>
            <text:p><text:span text:style-name="T4">SWAP!</text:span></text:p>
          </draw:text-box>
        </draw:frame>
      </draw:page>
      <draw:page draw:name="page6" draw:style-name="dp1" draw:master-page-name="Default">
        <draw:custom-shape draw:style-name="gr1" draw:text-style-name="P2" draw:layer="layout" svg:width="1.651cm" svg:height="1.397cm" svg:x="4.641cm" svg:y="3.823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965cm" svg:y="3.82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xml:id="id57" draw:id="id57" draw:layer="layout" svg:width="1.651cm" svg:height="1.397cm" svg:x="9.62cm" svg:y="3.823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292cm" svg:y="3.823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2.992cm" svg:y="3.823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649cm" svg:y="3.823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318cm" svg:y="3.823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xml:id="id55" draw:id="id55" draw:layer="layout" svg:width="1.651cm" svg:height="1.397cm" svg:x="16.319cm" svg:y="3.823cm">
          <text:p text:style-name="P1">50</text:p>
          <draw:enhanced-geometry svg:viewBox="0 0 21600 21600" draw:type="rectangle" draw:enhanced-path="M 0 0 L 21600 0 21600 21600 0 21600 0 0 Z N"/>
        </draw:custom-shape>
        <draw:frame draw:style-name="gr2" draw:text-style-name="P3" xml:id="id54" draw:id="id54" draw:layer="layout" svg:width="2.526cm" svg:height="1.195cm" svg:x="15.881cm" svg:y="1.943cm">
          <draw:text-box>
            <text:p><text:span text:style-name="T1">pivot</text:span></text:p>
          </draw:text-box>
        </draw:frame>
        <draw:connector draw:style-name="gr3" draw:text-style-name="P4" draw:layer="layout" draw:type="line" svg:x1="17.144cm" svg:y1="3.138cm" svg:x2="17.144cm" svg:y2="3.823cm" draw:start-shape="id54" draw:start-glue-point="2" draw:end-shape="id55" draw:end-glue-point="0" svg:d="M17144 3138v685" svg:viewBox="0 0 1 686">
          <text:p/>
        </draw:connector>
        <draw:frame draw:style-name="gr17" draw:text-style-name="P10" xml:id="id56" draw:id="id56" draw:layer="layout" svg:width="1.916cm" svg:height="0.962cm" svg:x="11.159cm" svg:y="1.943cm">
          <draw:text-box>
            <text:p><text:span text:style-name="T3">right</text:span></text:p>
          </draw:text-box>
        </draw:frame>
        <draw:connector draw:style-name="gr18" draw:text-style-name="P11" draw:layer="layout" draw:type="line" svg:x1="12.117cm" svg:y1="2.905cm" svg:x2="10.445cm" svg:y2="3.823cm" draw:start-shape="id56" draw:start-glue-point="2" draw:end-shape="id57" draw:end-glue-point="0" svg:d="M12117 2905l-1672 918" svg:viewBox="0 0 1673 919">
          <text:p/>
        </draw:connector>
        <draw:frame draw:style-name="gr19" draw:text-style-name="P10" xml:id="id58" draw:id="id58" draw:layer="layout" svg:width="1.455cm" svg:height="0.962cm" svg:x="8.063cm" svg:y="1.943cm">
          <draw:text-box>
            <text:p><text:span text:style-name="T3">left</text:span></text:p>
          </draw:text-box>
        </draw:frame>
        <draw:connector draw:style-name="gr18" draw:text-style-name="P11" draw:layer="layout" draw:type="line" svg:x1="8.79cm" svg:y1="2.905cm" svg:x2="10.445cm" svg:y2="3.823cm" draw:start-shape="id58" draw:start-glue-point="2" draw:end-shape="id57" draw:end-glue-point="0" svg:d="M8790 2905l1655 918" svg:viewBox="0 0 1656 919">
          <text:p/>
        </draw:connector>
        <draw:custom-shape draw:style-name="gr1" draw:text-style-name="P2" draw:layer="layout" svg:width="1.651cm" svg:height="1.397cm" svg:x="4.627cm" svg:y="10.837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951cm" svg:y="10.837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xml:id="id62" draw:id="id62" draw:layer="layout" svg:width="1.651cm" svg:height="1.397cm" svg:x="9.617cm" svg:y="10.837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xml:id="id64" draw:id="id64" draw:layer="layout" svg:width="1.651cm" svg:height="1.397cm" svg:x="11.278cm" svg:y="10.837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2.978cm" svg:y="10.837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635cm" svg:y="10.837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304cm" svg:y="10.837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xml:id="id60" draw:id="id60" draw:layer="layout" svg:width="1.651cm" svg:height="1.397cm" svg:x="16.305cm" svg:y="10.837cm">
          <text:p text:style-name="P1">50</text:p>
          <draw:enhanced-geometry svg:viewBox="0 0 21600 21600" draw:type="rectangle" draw:enhanced-path="M 0 0 L 21600 0 21600 21600 0 21600 0 0 Z N"/>
        </draw:custom-shape>
        <draw:frame draw:style-name="gr2" draw:text-style-name="P3" xml:id="id59" draw:id="id59" draw:layer="layout" svg:width="2.526cm" svg:height="1.195cm" svg:x="15.867cm" svg:y="8.957cm">
          <draw:text-box>
            <text:p><text:span text:style-name="T1">pivot</text:span></text:p>
          </draw:text-box>
        </draw:frame>
        <draw:connector draw:style-name="gr3" draw:text-style-name="P4" draw:layer="layout" draw:type="line" svg:x1="17.13cm" svg:y1="10.152cm" svg:x2="17.13cm" svg:y2="10.837cm" draw:start-shape="id59" draw:start-glue-point="2" draw:end-shape="id60" draw:end-glue-point="0" svg:d="M17130 10152v685" svg:viewBox="0 0 1 686">
          <text:p/>
        </draw:connector>
        <draw:frame draw:style-name="gr17" draw:text-style-name="P10" xml:id="id61" draw:id="id61" draw:layer="layout" svg:width="1.916cm" svg:height="0.962cm" svg:x="9.484cm" svg:y="8.957cm">
          <draw:text-box>
            <text:p><text:span text:style-name="T3">right</text:span></text:p>
          </draw:text-box>
        </draw:frame>
        <draw:connector draw:style-name="gr18" draw:text-style-name="P11" draw:layer="layout" draw:type="line" svg:x1="10.442cm" svg:y1="9.919cm" svg:x2="10.442cm" svg:y2="10.837cm" draw:start-shape="id61" draw:start-glue-point="2" draw:end-shape="id62" draw:end-glue-point="0" svg:d="M10442 9919v918" svg:viewBox="0 0 1 919">
          <text:p/>
        </draw:connector>
        <draw:frame draw:style-name="gr19" draw:text-style-name="P10" xml:id="id63" draw:id="id63" draw:layer="layout" svg:width="1.455cm" svg:height="0.962cm" svg:x="11.376cm" svg:y="8.957cm">
          <draw:text-box>
            <text:p><text:span text:style-name="T3">left</text:span></text:p>
          </draw:text-box>
        </draw:frame>
        <draw:connector draw:style-name="gr18" draw:text-style-name="P11" draw:layer="layout" draw:type="line" svg:x1="12.103cm" svg:y1="9.919cm" svg:x2="12.103cm" svg:y2="10.837cm" draw:start-shape="id63" draw:start-glue-point="2" draw:end-shape="id64" draw:end-glue-point="0" svg:d="M12103 9919v918" svg:viewBox="0 0 1 919">
          <text:p/>
        </draw:connector>
        <draw:custom-shape draw:style-name="gr1" draw:text-style-name="P2" draw:layer="layout" svg:width="1.651cm" svg:height="1.397cm" svg:x="4.613cm" svg:y="16.851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937cm" svg:y="16.851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xml:id="id68" draw:id="id68" draw:layer="layout" svg:width="1.651cm" svg:height="1.397cm" svg:x="9.603cm" svg:y="16.851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xml:id="id70" draw:id="id70" draw:layer="layout" svg:width="1.651cm" svg:height="1.397cm" svg:x="11.264cm" svg:y="16.851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2.964cm" svg:y="16.851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621cm" svg:y="16.851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29cm" svg:y="16.851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xml:id="id66" draw:id="id66" draw:layer="layout" svg:width="1.651cm" svg:height="1.397cm" svg:x="16.291cm" svg:y="16.851cm">
          <text:p text:style-name="P1">63</text:p>
          <draw:enhanced-geometry svg:viewBox="0 0 21600 21600" draw:type="rectangle" draw:enhanced-path="M 0 0 L 21600 0 21600 21600 0 21600 0 0 Z N"/>
        </draw:custom-shape>
        <draw:frame draw:style-name="gr2" draw:text-style-name="P3" xml:id="id65" draw:id="id65" draw:layer="layout" svg:width="2.526cm" svg:height="1.195cm" svg:x="15.853cm" svg:y="14.971cm">
          <draw:text-box>
            <text:p><text:span text:style-name="T1">pivot</text:span></text:p>
          </draw:text-box>
        </draw:frame>
        <draw:connector draw:style-name="gr3" draw:text-style-name="P4" draw:layer="layout" draw:type="line" svg:x1="17.116cm" svg:y1="16.166cm" svg:x2="17.116cm" svg:y2="16.851cm" draw:start-shape="id65" draw:start-glue-point="2" draw:end-shape="id66" draw:end-glue-point="0" svg:d="M17116 16166v685" svg:viewBox="0 0 1 686">
          <text:p/>
        </draw:connector>
        <draw:frame draw:style-name="gr17" draw:text-style-name="P10" xml:id="id67" draw:id="id67" draw:layer="layout" svg:width="1.916cm" svg:height="0.962cm" svg:x="9.47cm" svg:y="14.971cm">
          <draw:text-box>
            <text:p><text:span text:style-name="T3">right</text:span></text:p>
          </draw:text-box>
        </draw:frame>
        <draw:connector draw:style-name="gr18" draw:text-style-name="P11" draw:layer="layout" draw:type="line" svg:x1="10.428cm" svg:y1="15.933cm" svg:x2="10.428cm" svg:y2="16.851cm" draw:start-shape="id67" draw:start-glue-point="2" draw:end-shape="id68" draw:end-glue-point="0" svg:d="M10428 15933v918" svg:viewBox="0 0 1 919">
          <text:p/>
        </draw:connector>
        <draw:frame draw:style-name="gr19" draw:text-style-name="P10" xml:id="id69" draw:id="id69" draw:layer="layout" svg:width="1.455cm" svg:height="0.962cm" svg:x="11.362cm" svg:y="14.971cm">
          <draw:text-box>
            <text:p><text:span text:style-name="T3">left</text:span></text:p>
          </draw:text-box>
        </draw:frame>
        <draw:connector draw:style-name="gr18" draw:text-style-name="P11" draw:layer="layout" draw:type="line" svg:x1="12.089cm" svg:y1="15.933cm" svg:x2="12.089cm" svg:y2="16.851cm" draw:start-shape="id69" draw:start-glue-point="2" draw:end-shape="id70" draw:end-glue-point="0" svg:d="M12089 15933v918" svg:viewBox="0 0 1 919">
          <text:p/>
        </draw:connector>
        <draw:custom-shape draw:style-name="gr1" draw:text-style-name="P2" draw:layer="layout" svg:width="1.651cm" svg:height="1.397cm" svg:x="4.599cm" svg:y="21.865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923cm" svg:y="21.865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xml:id="id72" draw:id="id72" draw:layer="layout" svg:width="1.651cm" svg:height="1.397cm" svg:x="9.589cm" svg:y="21.865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xml:id="id74" draw:id="id74" draw:layer="layout" svg:width="1.651cm" svg:height="1.397cm" svg:x="11.25cm" svg:y="21.865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2.95cm" svg:y="21.865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607cm" svg:y="21.865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276cm" svg:y="21.865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277cm" svg:y="21.865cm">
          <text:p text:style-name="P1">63</text:p>
          <draw:enhanced-geometry svg:viewBox="0 0 21600 21600" draw:type="rectangle" draw:enhanced-path="M 0 0 L 21600 0 21600 21600 0 21600 0 0 Z N"/>
        </draw:custom-shape>
        <draw:frame draw:style-name="gr17" draw:text-style-name="P10" xml:id="id71" draw:id="id71" draw:layer="layout" svg:width="1.916cm" svg:height="0.962cm" svg:x="9.456cm" svg:y="19.985cm">
          <draw:text-box>
            <text:p><text:span text:style-name="T3">right</text:span></text:p>
          </draw:text-box>
        </draw:frame>
        <draw:connector draw:style-name="gr18" draw:text-style-name="P11" draw:layer="layout" draw:type="line" svg:x1="10.414cm" svg:y1="20.947cm" svg:x2="10.414cm" svg:y2="21.865cm" draw:start-shape="id71" draw:start-glue-point="2" draw:end-shape="id72" draw:end-glue-point="0" svg:d="M10414 20947v918" svg:viewBox="0 0 1 919">
          <text:p/>
        </draw:connector>
        <draw:frame draw:style-name="gr19" draw:text-style-name="P10" xml:id="id73" draw:id="id73" draw:layer="layout" svg:width="1.455cm" svg:height="0.962cm" svg:x="11.348cm" svg:y="19.985cm">
          <draw:text-box>
            <text:p><text:span text:style-name="T3">left</text:span></text:p>
          </draw:text-box>
        </draw:frame>
        <draw:connector draw:style-name="gr18" draw:text-style-name="P11" draw:layer="layout" draw:type="line" svg:x1="12.075cm" svg:y1="20.947cm" svg:x2="12.075cm" svg:y2="21.865cm" draw:start-shape="id73" draw:start-glue-point="2" draw:end-shape="id74" draw:end-glue-point="0" svg:d="M12075 20947v918" svg:viewBox="0 0 1 919">
          <text:p/>
        </draw:connector>
      </draw:page>
      <draw:page draw:name="page7" draw:style-name="dp1" draw:master-page-name="Default">
        <draw:custom-shape draw:style-name="gr1" draw:text-style-name="P2" draw:layer="layout" svg:width="1.651cm" svg:height="1.397cm" svg:x="4.599cm" svg:y="3.879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923cm" svg:y="3.879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xml:id="id76" draw:id="id76" draw:layer="layout" svg:width="1.651cm" svg:height="1.397cm" svg:x="9.589cm" svg:y="3.879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xml:id="id78" draw:id="id78" draw:layer="layout" svg:width="1.651cm" svg:height="1.397cm" svg:x="11.25cm" svg:y="3.879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2.95cm" svg:y="3.879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607cm" svg:y="3.879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276cm" svg:y="3.879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277cm" svg:y="3.879cm">
          <text:p text:style-name="P1">63</text:p>
          <draw:enhanced-geometry svg:viewBox="0 0 21600 21600" draw:type="rectangle" draw:enhanced-path="M 0 0 L 21600 0 21600 21600 0 21600 0 0 Z N"/>
        </draw:custom-shape>
        <draw:frame draw:style-name="gr17" draw:text-style-name="P10" xml:id="id75" draw:id="id75" draw:layer="layout" svg:width="1.916cm" svg:height="0.962cm" svg:x="9.456cm" svg:y="1.999cm">
          <draw:text-box>
            <text:p><text:span text:style-name="T3">right</text:span></text:p>
          </draw:text-box>
        </draw:frame>
        <draw:connector draw:style-name="gr18" draw:text-style-name="P11" draw:layer="layout" draw:type="line" svg:x1="10.414cm" svg:y1="2.961cm" svg:x2="10.414cm" svg:y2="3.879cm" draw:start-shape="id75" draw:start-glue-point="2" draw:end-shape="id76" draw:end-glue-point="0" svg:d="M10414 2961v918" svg:viewBox="0 0 1 919">
          <text:p/>
        </draw:connector>
        <draw:frame draw:style-name="gr19" draw:text-style-name="P10" xml:id="id77" draw:id="id77" draw:layer="layout" svg:width="1.455cm" svg:height="0.962cm" svg:x="11.348cm" svg:y="1.999cm">
          <draw:text-box>
            <text:p><text:span text:style-name="T3">left</text:span></text:p>
          </draw:text-box>
        </draw:frame>
        <draw:connector draw:style-name="gr18" draw:text-style-name="P11" draw:layer="layout" draw:type="line" svg:x1="12.075cm" svg:y1="2.961cm" svg:x2="12.075cm" svg:y2="3.879cm" draw:start-shape="id77" draw:start-glue-point="2" draw:end-shape="id78" draw:end-glue-point="0" svg:d="M12075 2961v918" svg:viewBox="0 0 1 919">
          <text:p/>
        </draw:connector>
        <draw:custom-shape draw:style-name="gr21" draw:text-style-name="P5" draw:layer="layout" svg:width="0.635cm" svg:height="6.604cm" draw:transform="rotate (1.5709708597201) translate (4.556cm 6.088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2" draw:text-style-name="P5" draw:layer="layout" svg:width="0.635cm" svg:height="4.934cm" draw:transform="rotate (1.5709708597201) translate (12.957cm 6.088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5" draw:text-style-name="P9" draw:layer="layout" svg:width="5.392cm" svg:height="0.962cm" svg:x="4.583cm" svg:y="6.261cm">
          <draw:text-box>
            <text:p>Stuff less than 50</text:p>
          </draw:text-box>
        </draw:frame>
        <draw:frame draw:style-name="gr16" draw:text-style-name="P9" draw:layer="layout" svg:width="4.9cm" svg:height="0.962cm" svg:x="12.883cm" svg:y="6.261cm">
          <draw:text-box>
            <text:p>Stuff at least 50</text:p>
          </draw:text-box>
        </draw:frame>
        <draw:custom-shape draw:style-name="gr1" draw:text-style-name="P2" draw:layer="layout" svg:width="1.651cm" svg:height="1.397cm" svg:x="4.411cm" svg:y="10.683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735cm" svg:y="10.683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39cm" svg:y="10.683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066cm" svg:y="10.68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2.742cm" svg:y="10.683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419cm" svg:y="10.683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088cm" svg:y="10.683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095cm" svg:y="10.683cm">
          <text:p text:style-name="P1">50</text:p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1.905cm" svg:height="1.397cm" svg:x="2.524cm" svg:y="10.779cm">
          <draw:text-box>
            <text:p><text:span text:style-name="T5">A =</text:span></text:p>
          </draw:text-box>
        </draw:frame>
        <draw:custom-shape draw:style-name="gr1" draw:text-style-name="P2" draw:layer="layout" svg:width="1.651cm" svg:height="1.397cm" svg:x="4.424cm" svg:y="14.67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748cm" svg:y="14.67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403cm" svg:y="14.67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079cm" svg:y="14.67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2.755cm" svg:y="14.67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432cm" svg:y="14.67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101cm" svg:y="14.67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108cm" svg:y="14.67cm">
          <text:p text:style-name="P1">50</text:p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1.905cm" svg:height="1.397cm" svg:x="2.537cm" svg:y="14.766cm">
          <draw:text-box>
            <text:p><text:span text:style-name="T5">A =</text:span></text:p>
          </draw:text-box>
        </draw:frame>
        <draw:frame draw:style-name="gr23" draw:text-style-name="P10" xml:id="id79" draw:id="id79" draw:layer="layout" svg:width="3.533cm" svg:height="0.962cm" svg:x="3.556cm" svg:y="12.799cm">
          <draw:text-box>
            <text:p><text:span text:style-name="T3">startIndex</text:span></text:p>
          </draw:text-box>
        </draw:frame>
        <draw:connector draw:style-name="gr18" draw:text-style-name="P11" draw:layer="layout" draw:type="line" svg:x1="5.322cm" svg:y1="13.761cm" svg:x2="5.314cm" svg:y2="14.679cm" draw:start-shape="id79" draw:start-glue-point="2" svg:d="M5322 13761l-8 918" svg:viewBox="0 0 9 919">
          <text:p/>
        </draw:connector>
        <draw:custom-shape draw:style-name="gr1" draw:text-style-name="P2" draw:layer="layout" svg:width="1.651cm" svg:height="1.397cm" svg:x="4.437cm" svg:y="23.67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761cm" svg:y="23.67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416cm" svg:y="23.67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092cm" svg:y="23.67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2.768cm" svg:y="23.67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445cm" svg:y="23.67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114cm" svg:y="23.67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121cm" svg:y="23.67cm">
          <text:p text:style-name="P1">63</text:p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1.905cm" svg:height="1.397cm" svg:x="2.55cm" svg:y="23.766cm">
          <draw:text-box>
            <text:p><text:span text:style-name="T5">A =</text:span></text:p>
          </draw:text-box>
        </draw:frame>
        <draw:frame draw:style-name="gr23" draw:text-style-name="P10" xml:id="id80" draw:id="id80" draw:layer="layout" svg:width="3.533cm" svg:height="0.962cm" svg:x="3.569cm" svg:y="21.799cm">
          <draw:text-box>
            <text:p><text:span text:style-name="T3">startIndex</text:span></text:p>
          </draw:text-box>
        </draw:frame>
        <draw:connector draw:style-name="gr18" draw:text-style-name="P11" draw:layer="layout" draw:type="line" svg:x1="5.335cm" svg:y1="22.761cm" svg:x2="5.327cm" svg:y2="23.679cm" draw:start-shape="id80" draw:start-glue-point="2" svg:d="M5335 22761l-8 918" svg:viewBox="0 0 9 919">
          <text:p/>
        </draw:connector>
        <draw:frame draw:style-name="gr24" draw:text-style-name="P10" xml:id="id81" draw:id="id81" draw:layer="layout" svg:width="3.292cm" svg:height="0.962cm" svg:x="15.37cm" svg:y="21.8cm">
          <draw:text-box>
            <text:p><text:span text:style-name="T3">endIndex</text:span></text:p>
          </draw:text-box>
        </draw:frame>
        <draw:connector draw:style-name="gr18" draw:text-style-name="P11" draw:layer="layout" draw:type="line" svg:x1="17.016cm" svg:y1="22.762cm" svg:x2="17.028cm" svg:y2="23.68cm" draw:start-shape="id81" draw:start-glue-point="2" svg:d="M17016 22762l12 918" svg:viewBox="0 0 13 919">
          <text:p/>
        </draw:connector>
        <draw:frame draw:style-name="gr17" draw:text-style-name="P10" xml:id="id82" draw:id="id82" draw:layer="layout" svg:width="1.916cm" svg:height="0.962cm" svg:x="9.357cm" svg:y="21.799cm">
          <draw:text-box>
            <text:p><text:span text:style-name="T3">right</text:span></text:p>
          </draw:text-box>
        </draw:frame>
        <draw:connector draw:style-name="gr18" draw:text-style-name="P11" draw:layer="layout" draw:type="line" svg:x1="10.315cm" svg:y1="22.761cm" svg:x2="10.315cm" svg:y2="23.679cm" draw:start-shape="id82" draw:start-glue-point="2" svg:d="M10315 22761v918" svg:viewBox="0 0 1 919">
          <text:p/>
        </draw:connector>
        <draw:frame draw:style-name="gr19" draw:text-style-name="P10" xml:id="id83" draw:id="id83" draw:layer="layout" svg:width="1.455cm" svg:height="0.962cm" svg:x="11.249cm" svg:y="21.799cm">
          <draw:text-box>
            <text:p><text:span text:style-name="T3">left</text:span></text:p>
          </draw:text-box>
        </draw:frame>
        <draw:connector draw:style-name="gr18" draw:text-style-name="P11" draw:layer="layout" draw:type="line" svg:x1="11.976cm" svg:y1="22.761cm" svg:x2="11.976cm" svg:y2="23.679cm" draw:start-shape="id83" draw:start-glue-point="2" svg:d="M11976 22761v918" svg:viewBox="0 0 1 919">
          <text:p/>
        </draw:connector>
        <draw:custom-shape draw:style-name="gr25" draw:text-style-name="P5" draw:layer="layout" svg:width="0.635cm" svg:height="6.604cm" draw:transform="rotate (1.5709708597201) translate (4.357cm 25.874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6" draw:text-style-name="P5" draw:layer="layout" svg:width="0.635cm" svg:height="4.934cm" draw:transform="rotate (1.5709708597201) translate (12.758cm 25.874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5" draw:text-style-name="P9" draw:layer="layout" svg:width="5.392cm" svg:height="0.962cm" svg:x="4.384cm" svg:y="26.047cm">
          <draw:text-box>
            <text:p>Stuff less than 50</text:p>
          </draw:text-box>
        </draw:frame>
        <draw:frame draw:style-name="gr16" draw:text-style-name="P9" draw:layer="layout" svg:width="4.9cm" svg:height="0.962cm" svg:x="12.684cm" svg:y="26.047cm">
          <draw:text-box>
            <text:p>Stuff at least 50</text:p>
          </draw:text-box>
        </draw:frame>
        <draw:custom-shape draw:style-name="gr1" draw:text-style-name="P2" draw:layer="layout" svg:width="1.651cm" svg:height="1.397cm" svg:x="4.437cm" svg:y="18.67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761cm" svg:y="18.67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416cm" svg:y="18.67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092cm" svg:y="18.67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2.768cm" svg:y="18.67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445cm" svg:y="18.67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114cm" svg:y="18.67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121cm" svg:y="18.67cm">
          <text:p text:style-name="P1">50</text:p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1.905cm" svg:height="1.397cm" svg:x="2.55cm" svg:y="18.766cm">
          <draw:text-box>
            <text:p><text:span text:style-name="T5">A =</text:span></text:p>
          </draw:text-box>
        </draw:frame>
        <draw:frame draw:style-name="gr23" draw:text-style-name="P10" xml:id="id84" draw:id="id84" draw:layer="layout" svg:width="3.533cm" svg:height="0.962cm" svg:x="3.569cm" svg:y="16.799cm">
          <draw:text-box>
            <text:p><text:span text:style-name="T3">startIndex</text:span></text:p>
          </draw:text-box>
        </draw:frame>
        <draw:connector draw:style-name="gr18" draw:text-style-name="P11" draw:layer="layout" draw:type="line" svg:x1="5.335cm" svg:y1="17.761cm" svg:x2="5.327cm" svg:y2="18.679cm" draw:start-shape="id84" draw:start-glue-point="2" svg:d="M5335 17761l-8 918" svg:viewBox="0 0 9 919">
          <text:p/>
        </draw:connector>
        <draw:frame draw:style-name="gr24" draw:text-style-name="P10" xml:id="id85" draw:id="id85" draw:layer="layout" svg:width="3.292cm" svg:height="0.962cm" svg:x="15.37cm" svg:y="16.8cm">
          <draw:text-box>
            <text:p><text:span text:style-name="T3">endIndex</text:span></text:p>
          </draw:text-box>
        </draw:frame>
        <draw:connector draw:style-name="gr18" draw:text-style-name="P11" draw:layer="layout" draw:type="line" svg:x1="17.016cm" svg:y1="17.762cm" svg:x2="17.028cm" svg:y2="18.68cm" draw:start-shape="id85" draw:start-glue-point="2" svg:d="M17016 17762l12 918" svg:viewBox="0 0 13 919">
          <text:p/>
        </draw:connector>
      </draw:page>
      <draw:page draw:name="page8" draw:style-name="dp1" draw:master-page-name="Default">
        <draw:custom-shape draw:style-name="gr1" draw:text-style-name="P2" draw:layer="layout" svg:width="1.651cm" svg:height="1.397cm" svg:x="4.437cm" svg:y="3.67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761cm" svg:y="3.67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416cm" svg:y="3.67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092cm" svg:y="3.67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xml:id="id96" draw:id="id96" draw:layer="layout" svg:width="1.651cm" svg:height="1.397cm" svg:x="12.761cm" svg:y="3.67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445cm" svg:y="3.67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114cm" svg:y="3.67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121cm" svg:y="3.67cm">
          <text:p text:style-name="P1">63</text:p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1.905cm" svg:height="1.397cm" svg:x="2.55cm" svg:y="3.766cm">
          <draw:text-box>
            <text:p><text:span text:style-name="T5">A =</text:span></text:p>
          </draw:text-box>
        </draw:frame>
        <draw:frame draw:style-name="gr23" draw:text-style-name="P10" xml:id="id86" draw:id="id86" draw:layer="layout" svg:width="3.533cm" svg:height="0.962cm" svg:x="3.569cm" svg:y="1.099cm">
          <draw:text-box>
            <text:p><text:span text:style-name="T3">startIndex</text:span></text:p>
          </draw:text-box>
        </draw:frame>
        <draw:connector draw:style-name="gr18" draw:text-style-name="P11" xml:id="id91" draw:id="id91" draw:layer="layout" draw:type="line" svg:x1="5.335cm" svg:y1="2.061cm" svg:x2="5.327cm" svg:y2="3.679cm" draw:start-shape="id86" draw:start-glue-point="2" svg:d="M5335 2061l-8 1618" svg:viewBox="0 0 9 1619">
          <text:p/>
        </draw:connector>
        <draw:frame draw:style-name="gr24" draw:text-style-name="P10" xml:id="id87" draw:id="id87" draw:layer="layout" svg:width="3.292cm" svg:height="0.962cm" svg:x="15.37cm" svg:y="1.1cm">
          <draw:text-box>
            <text:p><text:span text:style-name="T3">endIndex</text:span></text:p>
          </draw:text-box>
        </draw:frame>
        <draw:connector draw:style-name="gr18" draw:text-style-name="P11" xml:id="id94" draw:id="id94" draw:layer="layout" draw:type="line" svg:x1="17.016cm" svg:y1="2.062cm" svg:x2="17.028cm" svg:y2="3.68cm" draw:start-shape="id87" draw:start-glue-point="2" svg:d="M17016 2062l12 1618" svg:viewBox="0 0 13 1619">
          <text:p/>
        </draw:connector>
        <draw:frame draw:style-name="gr17" draw:text-style-name="P10" xml:id="id88" draw:id="id88" draw:layer="layout" svg:width="1.916cm" svg:height="0.962cm" svg:x="9.357cm" svg:y="1.099cm">
          <draw:text-box>
            <text:p><text:span text:style-name="T3">right</text:span></text:p>
          </draw:text-box>
        </draw:frame>
        <draw:connector draw:style-name="gr18" draw:text-style-name="P11" draw:layer="layout" draw:type="line" svg:x1="10.315cm" svg:y1="2.061cm" svg:x2="10.315cm" svg:y2="3.679cm" draw:start-shape="id88" draw:start-glue-point="2" svg:d="M10315 2061v1618" svg:viewBox="0 0 1 1619">
          <text:p/>
        </draw:connector>
        <draw:frame draw:style-name="gr19" draw:text-style-name="P10" xml:id="id89" draw:id="id89" draw:layer="layout" svg:width="1.455cm" svg:height="0.962cm" svg:x="11.249cm" svg:y="1.099cm">
          <draw:text-box>
            <text:p><text:span text:style-name="T3">left</text:span></text:p>
          </draw:text-box>
        </draw:frame>
        <draw:connector draw:style-name="gr18" draw:text-style-name="P11" draw:layer="layout" draw:type="line" svg:x1="11.976cm" svg:y1="2.061cm" svg:x2="11.976cm" svg:y2="3.679cm" draw:start-shape="id89" draw:start-glue-point="2" svg:d="M11976 2061v1618" svg:viewBox="0 0 1 1619">
          <text:p/>
        </draw:connector>
        <draw:custom-shape draw:style-name="gr25" draw:text-style-name="P5" draw:layer="layout" svg:width="0.635cm" svg:height="6.604cm" draw:transform="rotate (1.5709708597201) translate (4.357cm 5.874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6" draw:text-style-name="P5" draw:layer="layout" svg:width="0.635cm" svg:height="4.934cm" draw:transform="rotate (1.5709708597201) translate (12.758cm 5.874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5" draw:text-style-name="P9" draw:layer="layout" svg:width="5.392cm" svg:height="0.962cm" svg:x="4.384cm" svg:y="6.047cm">
          <draw:text-box>
            <text:p>Stuff less than 50</text:p>
          </draw:text-box>
        </draw:frame>
        <draw:frame draw:style-name="gr16" draw:text-style-name="P9" draw:layer="layout" svg:width="4.9cm" svg:height="0.962cm" svg:x="12.684cm" svg:y="6.047cm">
          <draw:text-box>
            <text:p>Stuff at least 50</text:p>
          </draw:text-box>
        </draw:frame>
        <draw:frame draw:style-name="gr27" draw:text-style-name="P14" xml:id="id90" draw:id="id90" draw:layer="layout" svg:width="2.225cm" svg:height="0.962cm" svg:x="2.378cm" svg:y="1.905cm">
          <draw:text-box>
            <text:p><text:span text:style-name="T6">start1</text:span></text:p>
          </draw:text-box>
        </draw:frame>
        <draw:connector draw:style-name="gr28" draw:text-style-name="P15" draw:layer="layout" draw:type="line" svg:x1="3.49cm" svg:y1="2.867cm" svg:x2="5.327cm" svg:y2="3.679cm" draw:start-shape="id90" draw:start-glue-point="2" draw:end-shape="id91" draw:end-glue-point="3" svg:d="M3490 2867l1837 812" svg:viewBox="0 0 1838 813">
          <text:p/>
        </draw:connector>
        <draw:frame draw:style-name="gr29" draw:text-style-name="P14" xml:id="id92" draw:id="id92" draw:layer="layout" svg:width="1.984cm" svg:height="0.962cm" svg:x="7.379cm" svg:y="1.905cm">
          <draw:text-box>
            <text:p><text:span text:style-name="T6">end1</text:span></text:p>
          </draw:text-box>
        </draw:frame>
        <draw:connector draw:style-name="gr28" draw:text-style-name="P15" draw:layer="layout" draw:type="line" svg:x1="8.371cm" svg:y1="2.867cm" svg:x2="10.328cm" svg:y2="3.679cm" draw:start-shape="id92" draw:start-glue-point="2" svg:d="M8371 2867l1957 812" svg:viewBox="0 0 1958 813">
          <text:p/>
        </draw:connector>
        <draw:frame draw:style-name="gr29" draw:text-style-name="P14" xml:id="id93" draw:id="id93" draw:layer="layout" svg:width="1.984cm" svg:height="0.962cm" svg:x="17.78cm" svg:y="1.905cm">
          <draw:text-box>
            <text:p><text:span text:style-name="T6">end2</text:span></text:p>
          </draw:text-box>
        </draw:frame>
        <draw:connector draw:style-name="gr28" draw:text-style-name="P15" draw:layer="layout" draw:type="line" svg:x1="18.772cm" svg:y1="2.867cm" svg:x2="17.028cm" svg:y2="3.68cm" draw:start-shape="id93" draw:start-glue-point="2" draw:end-shape="id94" draw:end-glue-point="3" svg:d="M18772 2867l-1744 813" svg:viewBox="0 0 1745 814">
          <text:p/>
        </draw:connector>
        <draw:frame draw:style-name="gr27" draw:text-style-name="P14" xml:id="id95" draw:id="id95" draw:layer="layout" svg:width="2.225cm" svg:height="0.962cm" svg:x="12.433cm" svg:y="1.906cm">
          <draw:text-box>
            <text:p><text:span text:style-name="T6">start2</text:span></text:p>
          </draw:text-box>
        </draw:frame>
        <draw:connector draw:style-name="gr28" draw:text-style-name="P15" draw:layer="layout" draw:type="line" svg:x1="13.545cm" svg:y1="2.868cm" svg:x2="13.586cm" svg:y2="3.67cm" draw:start-shape="id95" draw:start-glue-point="2" draw:end-shape="id96" draw:end-glue-point="0" svg:d="M13545 2868l41 802" svg:viewBox="0 0 42 803">
          <text:p/>
        </draw:connector>
        <draw:custom-shape draw:style-name="gr1" draw:text-style-name="P2" xml:id="id103" draw:id="id103" draw:layer="layout" svg:width="1.651cm" svg:height="1.397cm" svg:x="4.465cm" svg:y="19.67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xml:id="id101" draw:id="id101" draw:layer="layout" svg:width="1.651cm" svg:height="1.397cm" svg:x="7.761cm" svg:y="19.67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416cm" svg:y="19.67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092cm" svg:y="19.67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2.761cm" svg:y="19.67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445cm" svg:y="19.67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114cm" svg:y="19.67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121cm" svg:y="19.67cm">
          <text:p text:style-name="P1">63</text:p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1.905cm" svg:height="1.397cm" svg:x="2.55cm" svg:y="19.766cm">
          <draw:text-box>
            <text:p><text:span text:style-name="T5">A =</text:span></text:p>
          </draw:text-box>
        </draw:frame>
        <draw:frame draw:style-name="gr30" draw:text-style-name="P16" xml:id="id97" draw:id="id97" draw:layer="layout" svg:width="2.225cm" svg:height="0.962cm" svg:x="4.178cm" svg:y="17.705cm">
          <draw:text-box>
            <text:p><text:span text:style-name="T7">start1</text:span></text:p>
          </draw:text-box>
        </draw:frame>
        <draw:connector draw:style-name="gr31" draw:text-style-name="P17" draw:layer="layout" draw:type="line" svg:x1="5.29cm" svg:y1="18.667cm" svg:x2="5.309cm" svg:y2="19.679cm" draw:start-shape="id97" draw:start-glue-point="2" svg:d="M5290 18667l19 1012" svg:viewBox="0 0 20 1013">
          <text:p/>
        </draw:connector>
        <draw:frame draw:style-name="gr32" draw:text-style-name="P16" xml:id="id98" draw:id="id98" draw:layer="layout" svg:width="1.984cm" svg:height="0.962cm" svg:x="9.28cm" svg:y="17.705cm">
          <draw:text-box>
            <text:p><text:span text:style-name="T7">end1</text:span></text:p>
          </draw:text-box>
        </draw:frame>
        <draw:connector draw:style-name="gr31" draw:text-style-name="P17" draw:layer="layout" draw:type="line" svg:x1="10.272cm" svg:y1="18.667cm" svg:x2="10.328cm" svg:y2="19.679cm" draw:start-shape="id98" draw:start-glue-point="2" svg:d="M10272 18667l56 1012" svg:viewBox="0 0 57 1013">
          <text:p/>
        </draw:connector>
        <draw:frame draw:style-name="gr2" draw:text-style-name="P3" xml:id="id99" draw:id="id99" draw:layer="layout" svg:width="2.526cm" svg:height="1.195cm" svg:x="10.909cm" svg:y="17.831cm">
          <draw:text-box>
            <text:p><text:span text:style-name="T1">pivot</text:span></text:p>
          </draw:text-box>
        </draw:frame>
        <draw:connector draw:style-name="gr3" draw:text-style-name="P4" draw:layer="layout" draw:type="line" svg:x1="12.172cm" svg:y1="19.026cm" svg:x2="10.272cm" svg:y2="19.711cm" draw:start-shape="id99" draw:start-glue-point="2" svg:d="M12172 19026l-1900 685" svg:viewBox="0 0 1901 686">
          <text:p/>
        </draw:connector>
        <draw:frame draw:style-name="gr17" draw:text-style-name="P10" xml:id="id100" draw:id="id100" draw:layer="layout" svg:width="1.916cm" svg:height="0.962cm" svg:x="7.632cm" svg:y="21.999cm">
          <draw:text-box>
            <text:p><text:span text:style-name="T3">right</text:span></text:p>
          </draw:text-box>
        </draw:frame>
        <draw:connector draw:style-name="gr18" draw:text-style-name="P11" draw:layer="layout" draw:type="line" svg:x1="8.59cm" svg:y1="21.999cm" svg:x2="8.586cm" svg:y2="21.067cm" draw:start-shape="id100" draw:start-glue-point="0" draw:end-shape="id101" draw:end-glue-point="2" svg:d="M8590 21999l-4-932" svg:viewBox="0 0 5 933">
          <text:p/>
        </draw:connector>
        <draw:frame draw:style-name="gr19" draw:text-style-name="P10" xml:id="id102" draw:id="id102" draw:layer="layout" svg:width="1.455cm" svg:height="0.962cm" svg:x="4.55cm" svg:y="21.999cm">
          <draw:text-box>
            <text:p><text:span text:style-name="T3">left</text:span></text:p>
          </draw:text-box>
        </draw:frame>
        <draw:connector draw:style-name="gr18" draw:text-style-name="P11" draw:layer="layout" draw:type="line" svg:x1="5.277cm" svg:y1="21.999cm" svg:x2="5.29cm" svg:y2="21.067cm" draw:start-shape="id102" draw:start-glue-point="0" draw:end-shape="id103" draw:end-glue-point="2" svg:d="M5277 21999l13-932" svg:viewBox="0 0 14 933">
          <text:p/>
        </draw:connector>
        <draw:custom-shape draw:style-name="gr1" draw:text-style-name="P2" draw:layer="layout" svg:width="1.651cm" svg:height="1.397cm" svg:x="4.478cm" svg:y="25.67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xml:id="id108" draw:id="id108" draw:layer="layout" svg:width="1.651cm" svg:height="1.397cm" svg:x="7.774cm" svg:y="25.67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429cm" svg:y="25.67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105cm" svg:y="25.67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2.774cm" svg:y="25.67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458cm" svg:y="25.67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127cm" svg:y="25.67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134cm" svg:y="25.67cm">
          <text:p text:style-name="P1">63</text:p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1.905cm" svg:height="1.397cm" svg:x="2.563cm" svg:y="25.766cm">
          <draw:text-box>
            <text:p><text:span text:style-name="T5">A =</text:span></text:p>
          </draw:text-box>
        </draw:frame>
        <draw:frame draw:style-name="gr30" draw:text-style-name="P16" xml:id="id104" draw:id="id104" draw:layer="layout" svg:width="2.225cm" svg:height="0.962cm" svg:x="4.191cm" svg:y="23.705cm">
          <draw:text-box>
            <text:p><text:span text:style-name="T7">start1</text:span></text:p>
          </draw:text-box>
        </draw:frame>
        <draw:connector draw:style-name="gr31" draw:text-style-name="P17" draw:layer="layout" draw:type="line" svg:x1="5.303cm" svg:y1="24.667cm" svg:x2="5.322cm" svg:y2="25.679cm" draw:start-shape="id104" draw:start-glue-point="2" svg:d="M5303 24667l19 1012" svg:viewBox="0 0 20 1013">
          <text:p/>
        </draw:connector>
        <draw:frame draw:style-name="gr32" draw:text-style-name="P16" xml:id="id105" draw:id="id105" draw:layer="layout" svg:width="1.984cm" svg:height="0.962cm" svg:x="9.293cm" svg:y="23.705cm">
          <draw:text-box>
            <text:p><text:span text:style-name="T7">end1</text:span></text:p>
          </draw:text-box>
        </draw:frame>
        <draw:connector draw:style-name="gr31" draw:text-style-name="P17" draw:layer="layout" draw:type="line" svg:x1="10.285cm" svg:y1="24.667cm" svg:x2="10.341cm" svg:y2="25.679cm" draw:start-shape="id105" draw:start-glue-point="2" svg:d="M10285 24667l56 1012" svg:viewBox="0 0 57 1013">
          <text:p/>
        </draw:connector>
        <draw:frame draw:style-name="gr2" draw:text-style-name="P3" xml:id="id106" draw:id="id106" draw:layer="layout" svg:width="2.526cm" svg:height="1.195cm" svg:x="10.922cm" svg:y="23.831cm">
          <draw:text-box>
            <text:p><text:span text:style-name="T1">pivot</text:span></text:p>
          </draw:text-box>
        </draw:frame>
        <draw:connector draw:style-name="gr3" draw:text-style-name="P4" draw:layer="layout" draw:type="line" svg:x1="12.185cm" svg:y1="25.026cm" svg:x2="10.285cm" svg:y2="25.711cm" draw:start-shape="id106" draw:start-glue-point="2" svg:d="M12185 25026l-1900 685" svg:viewBox="0 0 1901 686">
          <text:p/>
        </draw:connector>
        <draw:frame draw:style-name="gr17" draw:text-style-name="P10" xml:id="id107" draw:id="id107" draw:layer="layout" svg:width="1.916cm" svg:height="0.962cm" svg:x="7.645cm" svg:y="27.999cm">
          <draw:text-box>
            <text:p><text:span text:style-name="T3">right</text:span></text:p>
          </draw:text-box>
        </draw:frame>
        <draw:connector draw:style-name="gr18" draw:text-style-name="P11" draw:layer="layout" draw:type="line" svg:x1="8.603cm" svg:y1="27.999cm" svg:x2="8.599cm" svg:y2="27.067cm" draw:start-shape="id107" draw:start-glue-point="0" draw:end-shape="id108" draw:end-glue-point="2" svg:d="M8603 27999l-4-932" svg:viewBox="0 0 5 933">
          <text:p/>
        </draw:connector>
        <draw:frame draw:style-name="gr19" draw:text-style-name="P10" xml:id="id109" draw:id="id109" draw:layer="layout" svg:width="1.455cm" svg:height="0.962cm" svg:x="9.564cm" svg:y="27.999cm">
          <draw:text-box>
            <text:p><text:span text:style-name="T3">left</text:span></text:p>
          </draw:text-box>
        </draw:frame>
        <draw:connector draw:style-name="gr18" draw:text-style-name="P11" draw:layer="layout" draw:type="line" svg:x1="10.291cm" svg:y1="27.999cm" svg:x2="10.304cm" svg:y2="27.067cm" draw:start-shape="id109" draw:start-glue-point="0" svg:d="M10291 27999l13-932" svg:viewBox="0 0 14 933">
          <text:p/>
        </draw:connector>
        <draw:custom-shape draw:style-name="gr1" draw:text-style-name="P2" draw:layer="layout" svg:width="1.651cm" svg:height="1.397cm" svg:x="4.478cm" svg:y="9.67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774cm" svg:y="9.67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429cm" svg:y="9.67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105cm" svg:y="9.67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2.774cm" svg:y="9.67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458cm" svg:y="9.67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127cm" svg:y="9.67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134cm" svg:y="9.67cm">
          <text:p text:style-name="P1">63</text:p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1.905cm" svg:height="1.397cm" svg:x="2.563cm" svg:y="9.766cm">
          <draw:text-box>
            <text:p><text:span text:style-name="T5">A =</text:span></text:p>
          </draw:text-box>
        </draw:frame>
        <draw:frame draw:style-name="gr30" draw:text-style-name="P16" xml:id="id110" draw:id="id110" draw:layer="layout" svg:width="2.225cm" svg:height="0.962cm" svg:x="4.191cm" svg:y="7.705cm">
          <draw:text-box>
            <text:p><text:span text:style-name="T7">start1</text:span></text:p>
          </draw:text-box>
        </draw:frame>
        <draw:connector draw:style-name="gr31" draw:text-style-name="P17" draw:layer="layout" draw:type="line" svg:x1="5.303cm" svg:y1="8.667cm" svg:x2="5.322cm" svg:y2="9.679cm" draw:start-shape="id110" draw:start-glue-point="2" svg:d="M5303 8667l19 1012" svg:viewBox="0 0 20 1013">
          <text:p/>
        </draw:connector>
        <draw:frame draw:style-name="gr32" draw:text-style-name="P16" xml:id="id111" draw:id="id111" draw:layer="layout" svg:width="1.984cm" svg:height="0.962cm" svg:x="9.293cm" svg:y="7.705cm">
          <draw:text-box>
            <text:p><text:span text:style-name="T7">end1</text:span></text:p>
          </draw:text-box>
        </draw:frame>
        <draw:connector draw:style-name="gr31" draw:text-style-name="P17" draw:layer="layout" draw:type="line" svg:x1="10.285cm" svg:y1="8.667cm" svg:x2="10.341cm" svg:y2="9.679cm" draw:start-shape="id111" draw:start-glue-point="2" svg:d="M10285 8667l56 1012" svg:viewBox="0 0 57 1013">
          <text:p/>
        </draw:connector>
        <draw:custom-shape draw:style-name="gr1" draw:text-style-name="P2" draw:layer="layout" svg:width="1.651cm" svg:height="1.397cm" svg:x="4.491cm" svg:y="14.67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787cm" svg:y="14.67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442cm" svg:y="14.67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118cm" svg:y="14.67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2.787cm" svg:y="14.67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471cm" svg:y="14.67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14cm" svg:y="14.67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147cm" svg:y="14.67cm">
          <text:p text:style-name="P1">63</text:p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1.905cm" svg:height="1.397cm" svg:x="2.576cm" svg:y="14.766cm">
          <draw:text-box>
            <text:p><text:span text:style-name="T5">A =</text:span></text:p>
          </draw:text-box>
        </draw:frame>
        <draw:frame draw:style-name="gr30" draw:text-style-name="P16" xml:id="id112" draw:id="id112" draw:layer="layout" svg:width="2.225cm" svg:height="0.962cm" svg:x="4.204cm" svg:y="12.705cm">
          <draw:text-box>
            <text:p><text:span text:style-name="T7">start1</text:span></text:p>
          </draw:text-box>
        </draw:frame>
        <draw:connector draw:style-name="gr31" draw:text-style-name="P17" draw:layer="layout" draw:type="line" svg:x1="5.316cm" svg:y1="13.667cm" svg:x2="5.335cm" svg:y2="14.679cm" draw:start-shape="id112" draw:start-glue-point="2" svg:d="M5316 13667l19 1012" svg:viewBox="0 0 20 1013">
          <text:p/>
        </draw:connector>
        <draw:frame draw:style-name="gr32" draw:text-style-name="P16" xml:id="id113" draw:id="id113" draw:layer="layout" svg:width="1.984cm" svg:height="0.962cm" svg:x="9.306cm" svg:y="12.705cm">
          <draw:text-box>
            <text:p><text:span text:style-name="T7">end1</text:span></text:p>
          </draw:text-box>
        </draw:frame>
        <draw:connector draw:style-name="gr31" draw:text-style-name="P17" draw:layer="layout" draw:type="line" svg:x1="10.298cm" svg:y1="13.667cm" svg:x2="10.354cm" svg:y2="14.679cm" draw:start-shape="id113" draw:start-glue-point="2" svg:d="M10298 13667l56 1012" svg:viewBox="0 0 57 1013">
          <text:p/>
        </draw:connector>
        <draw:frame draw:style-name="gr2" draw:text-style-name="P3" xml:id="id114" draw:id="id114" draw:layer="layout" svg:width="2.526cm" svg:height="1.195cm" svg:x="10.935cm" svg:y="12.831cm">
          <draw:text-box>
            <text:p><text:span text:style-name="T1">pivot</text:span></text:p>
          </draw:text-box>
        </draw:frame>
        <draw:connector draw:style-name="gr3" draw:text-style-name="P4" draw:layer="layout" draw:type="line" svg:x1="12.198cm" svg:y1="14.026cm" svg:x2="10.298cm" svg:y2="14.711cm" draw:start-shape="id114" draw:start-glue-point="2" svg:d="M12198 14026l-1900 685" svg:viewBox="0 0 1901 686">
          <text:p/>
        </draw:connector>
      </draw:page>
      <draw:page draw:name="page9" draw:style-name="dp1" draw:master-page-name="Default">
        <draw:custom-shape draw:style-name="gr1" draw:text-style-name="P2" draw:layer="layout" svg:width="1.651cm" svg:height="1.397cm" svg:x="4.478cm" svg:y="2.6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774cm" svg:y="2.6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429cm" svg:y="2.67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105cm" svg:y="2.67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2.774cm" svg:y="2.67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458cm" svg:y="2.67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127cm" svg:y="2.6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134cm" svg:y="2.67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4.478cm" svg:y="7.6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774cm" svg:y="7.6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429cm" svg:y="7.67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105cm" svg:y="7.67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2.774cm" svg:y="7.67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458cm" svg:y="7.67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127cm" svg:y="7.6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xml:id="id116" draw:id="id116" draw:layer="layout" svg:width="1.651cm" svg:height="1.397cm" svg:x="16.134cm" svg:y="7.67cm">
          <text:p text:style-name="P1">19</text:p>
          <draw:enhanced-geometry svg:viewBox="0 0 21600 21600" draw:type="rectangle" draw:enhanced-path="M 0 0 L 21600 0 21600 21600 0 21600 0 0 Z N"/>
        </draw:custom-shape>
        <draw:frame draw:style-name="gr2" draw:text-style-name="P3" xml:id="id115" draw:id="id115" draw:layer="layout" svg:width="2.526cm" svg:height="1.195cm" svg:x="15.723cm" svg:y="5.769cm">
          <draw:text-box>
            <text:p><text:span text:style-name="T1">pivot</text:span></text:p>
          </draw:text-box>
        </draw:frame>
        <draw:connector draw:style-name="gr3" draw:text-style-name="P4" draw:layer="layout" draw:type="line" svg:x1="16.986cm" svg:y1="6.964cm" svg:x2="16.959cm" svg:y2="7.67cm" draw:start-shape="id115" draw:start-glue-point="2" draw:end-shape="id116" draw:end-glue-point="0" svg:d="M16986 6964l-27 706" svg:viewBox="0 0 28 707">
          <text:p/>
        </draw:connector>
        <draw:custom-shape draw:style-name="gr1" draw:text-style-name="P2" draw:layer="layout" svg:width="1.651cm" svg:height="1.397cm" svg:x="4.465cm" svg:y="13.6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761cm" svg:y="13.6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416cm" svg:y="13.67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092cm" svg:y="13.67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2.761cm" svg:y="13.67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445cm" svg:y="13.67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114cm" svg:y="13.6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xml:id="id118" draw:id="id118" draw:layer="layout" svg:width="1.651cm" svg:height="1.397cm" svg:x="16.121cm" svg:y="13.67cm">
          <text:p text:style-name="P1">19</text:p>
          <draw:enhanced-geometry svg:viewBox="0 0 21600 21600" draw:type="rectangle" draw:enhanced-path="M 0 0 L 21600 0 21600 21600 0 21600 0 0 Z N"/>
        </draw:custom-shape>
        <draw:frame draw:style-name="gr2" draw:text-style-name="P3" xml:id="id117" draw:id="id117" draw:layer="layout" svg:width="2.526cm" svg:height="1.195cm" svg:x="15.71cm" svg:y="11.769cm">
          <draw:text-box>
            <text:p><text:span text:style-name="T1">pivot</text:span></text:p>
          </draw:text-box>
        </draw:frame>
        <draw:connector draw:style-name="gr3" draw:text-style-name="P4" draw:layer="layout" draw:type="line" svg:x1="16.973cm" svg:y1="12.964cm" svg:x2="16.946cm" svg:y2="13.67cm" draw:start-shape="id117" draw:start-glue-point="2" draw:end-shape="id118" draw:end-glue-point="0" svg:d="M16973 12964l-27 706" svg:viewBox="0 0 28 707">
          <text:p/>
        </draw:connector>
        <draw:custom-shape draw:style-name="gr33" draw:text-style-name="P5" draw:layer="layout" svg:width="1.143cm" svg:height="11.528cm" draw:transform="rotate (-1.5707963267949) translate (16.1cm 15.1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4" draw:text-style-name="P5" draw:layer="layout" svg:width="1.143cm" svg:height="0.895cm" draw:transform="rotate (-1.5707963267949) translate (18.767cm 15.1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text-style-name="P9" draw:layer="layout" svg:width="3.317cm" svg:height="0.962cm" svg:x="8.634cm" svg:y="16.233cm">
          <draw:text-box>
            <text:p>subarray1</text:p>
          </draw:text-box>
        </draw:frame>
        <draw:frame draw:style-name="gr35" draw:text-style-name="P9" draw:layer="layout" svg:width="3.317cm" svg:height="0.962cm" svg:x="16.635cm" svg:y="16.233cm">
          <draw:text-box>
            <text:p>subarray2</text:p>
          </draw:text-box>
        </draw:frame>
        <draw:custom-shape draw:style-name="gr1" draw:text-style-name="P2" draw:layer="layout" svg:width="1.651cm" svg:height="1.397cm" svg:x="4.452cm" svg:y="20.6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748cm" svg:y="20.6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403cm" svg:y="20.67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079cm" svg:y="20.67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2.748cm" svg:y="20.67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" draw:text-style-name="P2" xml:id="id120" draw:id="id120" draw:layer="layout" svg:width="1.651cm" svg:height="1.397cm" svg:x="14.432cm" svg:y="20.67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101cm" svg:y="20.6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108cm" svg:y="20.67cm">
          <text:p text:style-name="P1">19</text:p>
          <draw:enhanced-geometry svg:viewBox="0 0 21600 21600" draw:type="rectangle" draw:enhanced-path="M 0 0 L 21600 0 21600 21600 0 21600 0 0 Z N"/>
        </draw:custom-shape>
        <draw:frame draw:style-name="gr2" draw:text-style-name="P3" xml:id="id119" draw:id="id119" draw:layer="layout" svg:width="2.526cm" svg:height="1.195cm" svg:x="13.997cm" svg:y="18.769cm">
          <draw:text-box>
            <text:p><text:span text:style-name="T1">pivot</text:span></text:p>
          </draw:text-box>
        </draw:frame>
        <draw:connector draw:style-name="gr3" draw:text-style-name="P4" draw:layer="layout" draw:type="line" svg:x1="15.26cm" svg:y1="19.964cm" svg:x2="15.257cm" svg:y2="20.67cm" draw:start-shape="id119" draw:start-glue-point="2" draw:end-shape="id120" draw:end-glue-point="0" svg:d="M15260 19964l-3 706" svg:viewBox="0 0 4 707">
          <text:p/>
        </draw:connector>
        <draw:custom-shape draw:style-name="gr36" draw:text-style-name="P5" draw:layer="layout" svg:width="1.143cm" svg:height="9.903cm" draw:transform="rotate (-1.5707963267949) translate (14.462cm 22.1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7" draw:text-style-name="P5" draw:layer="layout" svg:width="1.143cm" svg:height="0.895cm" draw:transform="rotate (-1.5707963267949) translate (18.754cm 22.1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text-style-name="P9" draw:layer="layout" svg:width="3.317cm" svg:height="0.962cm" svg:x="7.821cm" svg:y="23.333cm">
          <draw:text-box>
            <text:p>subarray1</text:p>
          </draw:text-box>
        </draw:frame>
        <draw:frame draw:style-name="gr35" draw:text-style-name="P9" draw:layer="layout" svg:width="3.317cm" svg:height="0.962cm" svg:x="16.622cm" svg:y="23.333cm">
          <draw:text-box>
            <text:p>subarray2</text:p>
          </draw:text-box>
        </draw:frame>
      </draw:page>
      <draw:page draw:name="page10" draw:style-name="dp1" draw:master-page-name="Default">
        <draw:custom-shape draw:style-name="gr1" draw:text-style-name="P2" draw:layer="layout" svg:width="1.651cm" svg:height="1.397cm" svg:x="4.439cm" svg:y="3.6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7.735cm" svg:y="3.6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9.39cm" svg:y="3.67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1.066cm" svg:y="3.67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" draw:text-style-name="P2" xml:id="id122" draw:id="id122" draw:layer="layout" svg:width="1.651cm" svg:height="1.397cm" svg:x="12.735cm" svg:y="3.67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4.419cm" svg:y="3.67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6.088cm" svg:y="3.6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397cm" svg:x="16.095cm" svg:y="3.67cm">
          <text:p text:style-name="P1">19</text:p>
          <draw:enhanced-geometry svg:viewBox="0 0 21600 21600" draw:type="rectangle" draw:enhanced-path="M 0 0 L 21600 0 21600 21600 0 21600 0 0 Z N"/>
        </draw:custom-shape>
        <draw:frame draw:style-name="gr2" draw:text-style-name="P3" xml:id="id121" draw:id="id121" draw:layer="layout" svg:width="2.526cm" svg:height="1.195cm" svg:x="12.284cm" svg:y="1.769cm">
          <draw:text-box>
            <text:p><text:span text:style-name="T1">pivot</text:span></text:p>
          </draw:text-box>
        </draw:frame>
        <draw:connector draw:style-name="gr3" draw:text-style-name="P4" draw:layer="layout" draw:type="line" svg:x1="13.547cm" svg:y1="2.964cm" svg:x2="13.56cm" svg:y2="3.67cm" draw:start-shape="id121" draw:start-glue-point="2" draw:end-shape="id122" draw:end-glue-point="0" svg:d="M13547 2964l13 706" svg:viewBox="0 0 14 707">
          <text:p/>
        </draw:connector>
        <draw:custom-shape draw:style-name="gr38" draw:text-style-name="P5" draw:layer="layout" svg:width="1.143cm" svg:height="8.138cm" draw:transform="rotate (-1.5707963267949) translate (12.684cm 5.1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7" draw:text-style-name="P5" draw:layer="layout" svg:width="1.143cm" svg:height="0.895cm" draw:transform="rotate (-1.5707963267949) translate (18.741cm 5.1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text-style-name="P9" draw:layer="layout" svg:width="3.317cm" svg:height="0.962cm" svg:x="6.908cm" svg:y="6.233cm">
          <draw:text-box>
            <text:p>subarray1</text:p>
          </draw:text-box>
        </draw:frame>
        <draw:frame draw:style-name="gr35" draw:text-style-name="P9" draw:layer="layout" svg:width="3.317cm" svg:height="0.962cm" svg:x="16.609cm" svg:y="6.233cm">
          <draw:text-box>
            <text:p>subarray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07:57:30.358958331</meta:creation-date>
    <meta:generator>LibreOffice/6.2.6.2$Linux_X86_64 LibreOffice_project/20$Build-2</meta:generator>
    <dc:date>2019-09-17T08:31:41.692518149</dc:date>
    <meta:editing-duration>PT1H2M43S</meta:editing-duration>
    <meta:editing-cycles>4</meta:editing-cycles>
    <meta:document-statistic meta:object-count="533"/>
  </office:meta>
</office:document-meta>
</file>